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133FBD18EFEA03D.png" manifest:media-type="image/png"/>
  <manifest:file-entry manifest:full-path="Object 2/Pictures/10000000000000080000000820A1E16DA75ED138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133FBD18EFEA03D.png" manifest:media-type="image/pn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2362in" svg:height="7.2472in" svg:x="1.0236in" svg:y="1.4488in">
            <draw:object draw:notify-on-update-of-ranges="Sheet1.A2:Sheet1.A87 Sheet1.B1:Sheet1.B1 Sheet1.B2:Sheet1.B87 Sheet1.C1:Sheet1.C1 Sheet1.C2:Sheet1.C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Month</text:p>
          </table:table-cell>
          <table:table-cell office:value-type="string" calcext:value-type="string">
            <text:p>New Dapps</text:p>
          </table:table-cell>
          <table:table-cell office:value-type="string" calcext:value-type="string">
            <text:p>Total Dapps</text:p>
          </table:table-cell>
        </table:table-row>
        <table:table-row table:style-name="ro1">
          <table:table-cell office:value-type="date" office:date-value="2015-04-01" calcext:value-type="date">
            <text:p>April 15</text:p>
          </table:table-cell>
          <table:table-cell office:value-type="float" office:value="24" calcext:value-type="float">
            <text:p>24</text:p>
          </table:table-cell>
          <table:table-cell table:formula="of:=SUM([.B$2:.B2])"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5-05-01" calcext:value-type="date">
            <text:p>May 15</text:p>
          </table:table-cell>
          <table:table-cell office:value-type="float" office:value="1" calcext:value-type="float">
            <text:p>1</text:p>
          </table:table-cell>
          <table:table-cell table:formula="of:=SUM([.B$2:.B3])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5-06-01" calcext:value-type="date">
            <text:p>June 15</text:p>
          </table:table-cell>
          <table:table-cell office:value-type="float" office:value="7" calcext:value-type="float">
            <text:p>7</text:p>
          </table:table-cell>
          <table:table-cell table:formula="of:=SUM([.B$2:.B4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5-07-01" calcext:value-type="date">
            <text:p>July 15</text:p>
          </table:table-cell>
          <table:table-cell office:value-type="float" office:value="6" calcext:value-type="float">
            <text:p>6</text:p>
          </table:table-cell>
          <table:table-cell table:formula="of:=SUM([.B$2:.B5])"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5-08-01" calcext:value-type="date">
            <text:p>August 15</text:p>
          </table:table-cell>
          <table:table-cell office:value-type="float" office:value="22" calcext:value-type="float">
            <text:p>22</text:p>
          </table:table-cell>
          <table:table-cell table:formula="of:=SUM([.B$2:.B6])"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5-09-01" calcext:value-type="date">
            <text:p>September 15</text:p>
          </table:table-cell>
          <table:table-cell office:value-type="float" office:value="9" calcext:value-type="float">
            <text:p>9</text:p>
          </table:table-cell>
          <table:table-cell table:formula="of:=SUM([.B$2:.B7])"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5-10-01" calcext:value-type="date">
            <text:p>October 15</text:p>
          </table:table-cell>
          <table:table-cell office:value-type="float" office:value="6" calcext:value-type="float">
            <text:p>6</text:p>
          </table:table-cell>
          <table:table-cell table:formula="of:=SUM([.B$2:.B8])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5-11-01" calcext:value-type="date">
            <text:p>November 15</text:p>
          </table:table-cell>
          <table:table-cell office:value-type="float" office:value="16" calcext:value-type="float">
            <text:p>16</text:p>
          </table:table-cell>
          <table:table-cell table:formula="of:=SUM([.B$2:.B9])"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5-12-01" calcext:value-type="date">
            <text:p>December 15</text:p>
          </table:table-cell>
          <table:table-cell office:value-type="float" office:value="7" calcext:value-type="float">
            <text:p>7</text:p>
          </table:table-cell>
          <table:table-cell table:formula="of:=SUM([.B$2:.B10])"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6-01-01" calcext:value-type="date">
            <text:p>January 16</text:p>
          </table:table-cell>
          <table:table-cell office:value-type="float" office:value="5" calcext:value-type="float">
            <text:p>5</text:p>
          </table:table-cell>
          <table:table-cell table:formula="of:=SUM([.B$2:.B11])"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16-02-01" calcext:value-type="date">
            <text:p>February 16</text:p>
          </table:table-cell>
          <table:table-cell office:value-type="float" office:value="10" calcext:value-type="float">
            <text:p>10</text:p>
          </table:table-cell>
          <table:table-cell table:formula="of:=SUM([.B$2:.B12])"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16-03-01" calcext:value-type="date">
            <text:p>March 16</text:p>
          </table:table-cell>
          <table:table-cell office:value-type="float" office:value="22" calcext:value-type="float">
            <text:p>22</text:p>
          </table:table-cell>
          <table:table-cell table:formula="of:=SUM([.B$2:.B13])"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16-04-01" calcext:value-type="date">
            <text:p>April 16</text:p>
          </table:table-cell>
          <table:table-cell office:value-type="float" office:value="8" calcext:value-type="float">
            <text:p>8</text:p>
          </table:table-cell>
          <table:table-cell table:formula="of:=SUM([.B$2:.B14])"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16-05-01" calcext:value-type="date">
            <text:p>May 16</text:p>
          </table:table-cell>
          <table:table-cell office:value-type="float" office:value="23" calcext:value-type="float">
            <text:p>23</text:p>
          </table:table-cell>
          <table:table-cell table:formula="of:=SUM([.B$2:.B15])"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16-06-01" calcext:value-type="date">
            <text:p>June 16</text:p>
          </table:table-cell>
          <table:table-cell office:value-type="float" office:value="16" calcext:value-type="float">
            <text:p>16</text:p>
          </table:table-cell>
          <table:table-cell table:formula="of:=SUM([.B$2:.B16])"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16-07-01" calcext:value-type="date">
            <text:p>July 16</text:p>
          </table:table-cell>
          <table:table-cell office:value-type="float" office:value="6" calcext:value-type="float">
            <text:p>6</text:p>
          </table:table-cell>
          <table:table-cell table:formula="of:=SUM([.B$2:.B17])"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16-08-01" calcext:value-type="date">
            <text:p>August 16</text:p>
          </table:table-cell>
          <table:table-cell office:value-type="float" office:value="13" calcext:value-type="float">
            <text:p>13</text:p>
          </table:table-cell>
          <table:table-cell table:formula="of:=SUM([.B$2:.B18])"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16-09-01" calcext:value-type="date">
            <text:p>September 16</text:p>
          </table:table-cell>
          <table:table-cell office:value-type="float" office:value="15" calcext:value-type="float">
            <text:p>15</text:p>
          </table:table-cell>
          <table:table-cell table:formula="of:=SUM([.B$2:.B19])"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16-10-01" calcext:value-type="date">
            <text:p>October 16</text:p>
          </table:table-cell>
          <table:table-cell office:value-type="float" office:value="11" calcext:value-type="float">
            <text:p>11</text:p>
          </table:table-cell>
          <table:table-cell table:formula="of:=SUM([.B$2:.B20])"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16-11-01" calcext:value-type="date">
            <text:p>November 16</text:p>
          </table:table-cell>
          <table:table-cell office:value-type="float" office:value="6" calcext:value-type="float">
            <text:p>6</text:p>
          </table:table-cell>
          <table:table-cell table:formula="of:=SUM([.B$2:.B21])"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16-12-01" calcext:value-type="date">
            <text:p>December 16</text:p>
          </table:table-cell>
          <table:table-cell office:value-type="float" office:value="4" calcext:value-type="float">
            <text:p>4</text:p>
          </table:table-cell>
          <table:table-cell table:formula="of:=SUM([.B$2:.B22])"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17-01-01" calcext:value-type="date">
            <text:p>January 17</text:p>
          </table:table-cell>
          <table:table-cell office:value-type="float" office:value="10" calcext:value-type="float">
            <text:p>10</text:p>
          </table:table-cell>
          <table:table-cell table:formula="of:=SUM([.B$2:.B23])"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7-02-01" calcext:value-type="date">
            <text:p>February 17</text:p>
          </table:table-cell>
          <table:table-cell office:value-type="float" office:value="21" calcext:value-type="float">
            <text:p>21</text:p>
          </table:table-cell>
          <table:table-cell table:formula="of:=SUM([.B$2:.B24])"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17-03-01" calcext:value-type="date">
            <text:p>March 17</text:p>
          </table:table-cell>
          <table:table-cell office:value-type="float" office:value="17" calcext:value-type="float">
            <text:p>17</text:p>
          </table:table-cell>
          <table:table-cell table:formula="of:=SUM([.B$2:.B25])"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17-04-01" calcext:value-type="date">
            <text:p>April 17</text:p>
          </table:table-cell>
          <table:table-cell office:value-type="float" office:value="16" calcext:value-type="float">
            <text:p>16</text:p>
          </table:table-cell>
          <table:table-cell table:formula="of:=SUM([.B$2:.B26])"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17-05-01" calcext:value-type="date">
            <text:p>May 17</text:p>
          </table:table-cell>
          <table:table-cell office:value-type="float" office:value="62" calcext:value-type="float">
            <text:p>62</text:p>
          </table:table-cell>
          <table:table-cell table:formula="of:=SUM([.B$2:.B27])"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17-06-01" calcext:value-type="date">
            <text:p>June 17</text:p>
          </table:table-cell>
          <table:table-cell office:value-type="float" office:value="71" calcext:value-type="float">
            <text:p>71</text:p>
          </table:table-cell>
          <table:table-cell table:formula="of:=SUM([.B$2:.B28])"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17-07-01" calcext:value-type="date">
            <text:p>July 17</text:p>
          </table:table-cell>
          <table:table-cell office:value-type="float" office:value="45" calcext:value-type="float">
            <text:p>45</text:p>
          </table:table-cell>
          <table:table-cell table:formula="of:=SUM([.B$2:.B29])"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17-08-01" calcext:value-type="date">
            <text:p>August 17</text:p>
          </table:table-cell>
          <table:table-cell office:value-type="float" office:value="65" calcext:value-type="float">
            <text:p>65</text:p>
          </table:table-cell>
          <table:table-cell table:formula="of:=SUM([.B$2:.B30])"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17-09-01" calcext:value-type="date">
            <text:p>September 17</text:p>
          </table:table-cell>
          <table:table-cell office:value-type="float" office:value="52" calcext:value-type="float">
            <text:p>52</text:p>
          </table:table-cell>
          <table:table-cell table:formula="of:=SUM([.B$2:.B31])"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17-10-01" calcext:value-type="date">
            <text:p>October 17</text:p>
          </table:table-cell>
          <table:table-cell office:value-type="float" office:value="82" calcext:value-type="float">
            <text:p>82</text:p>
          </table:table-cell>
          <table:table-cell table:formula="of:=SUM([.B$2:.B32])"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17-11-01" calcext:value-type="date">
            <text:p>November 17</text:p>
          </table:table-cell>
          <table:table-cell office:value-type="float" office:value="61" calcext:value-type="float">
            <text:p>61</text:p>
          </table:table-cell>
          <table:table-cell table:formula="of:=SUM([.B$2:.B33])"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17-12-01" calcext:value-type="date">
            <text:p>December 17</text:p>
          </table:table-cell>
          <table:table-cell office:value-type="float" office:value="47" calcext:value-type="float">
            <text:p>47</text:p>
          </table:table-cell>
          <table:table-cell table:formula="of:=SUM([.B$2:.B34])"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18-01-01" calcext:value-type="date">
            <text:p>January 18</text:p>
          </table:table-cell>
          <table:table-cell office:value-type="float" office:value="69" calcext:value-type="float">
            <text:p>69</text:p>
          </table:table-cell>
          <table:table-cell table:formula="of:=SUM([.B$2:.B35])"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18-02-01" calcext:value-type="date">
            <text:p>February 18</text:p>
          </table:table-cell>
          <table:table-cell office:value-type="float" office:value="129" calcext:value-type="float">
            <text:p>129</text:p>
          </table:table-cell>
          <table:table-cell table:formula="of:=SUM([.B$2:.B36])"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18-03-01" calcext:value-type="date">
            <text:p>March 18</text:p>
          </table:table-cell>
          <table:table-cell office:value-type="float" office:value="127" calcext:value-type="float">
            <text:p>127</text:p>
          </table:table-cell>
          <table:table-cell table:formula="of:=SUM([.B$2:.B37])" office:value-type="float" office:value="1111" calcext:value-type="float">
            <text:p>1111</text:p>
          </table:table-cell>
        </table:table-row>
        <table:table-row table:style-name="ro1">
          <table:table-cell office:value-type="date" office:date-value="2018-04-01" calcext:value-type="date">
            <text:p>April 18</text:p>
          </table:table-cell>
          <table:table-cell office:value-type="float" office:value="100" calcext:value-type="float">
            <text:p>100</text:p>
          </table:table-cell>
          <table:table-cell table:formula="of:=SUM([.B$2:.B38])" office:value-type="float" office:value="1211" calcext:value-type="float">
            <text:p>1211</text:p>
          </table:table-cell>
        </table:table-row>
        <table:table-row table:style-name="ro1">
          <table:table-cell office:value-type="date" office:date-value="2018-05-01" calcext:value-type="date">
            <text:p>May 18</text:p>
          </table:table-cell>
          <table:table-cell office:value-type="float" office:value="128" calcext:value-type="float">
            <text:p>128</text:p>
          </table:table-cell>
          <table:table-cell table:formula="of:=SUM([.B$2:.B39])" office:value-type="float" office:value="1339" calcext:value-type="float">
            <text:p>1339</text:p>
          </table:table-cell>
        </table:table-row>
        <table:table-row table:style-name="ro1">
          <table:table-cell office:value-type="date" office:date-value="2018-06-01" calcext:value-type="date">
            <text:p>June 18</text:p>
          </table:table-cell>
          <table:table-cell office:value-type="float" office:value="118" calcext:value-type="float">
            <text:p>118</text:p>
          </table:table-cell>
          <table:table-cell table:formula="of:=SUM([.B$2:.B40])" office:value-type="float" office:value="1457" calcext:value-type="float">
            <text:p>1457</text:p>
          </table:table-cell>
        </table:table-row>
        <table:table-row table:style-name="ro1">
          <table:table-cell office:value-type="date" office:date-value="2018-07-01" calcext:value-type="date">
            <text:p>July 18</text:p>
          </table:table-cell>
          <table:table-cell office:value-type="float" office:value="81" calcext:value-type="float">
            <text:p>81</text:p>
          </table:table-cell>
          <table:table-cell table:formula="of:=SUM([.B$2:.B41])" office:value-type="float" office:value="1538" calcext:value-type="float">
            <text:p>1538</text:p>
          </table:table-cell>
        </table:table-row>
        <table:table-row table:style-name="ro1">
          <table:table-cell office:value-type="date" office:date-value="2018-08-01" calcext:value-type="date">
            <text:p>August 18</text:p>
          </table:table-cell>
          <table:table-cell office:value-type="float" office:value="95" calcext:value-type="float">
            <text:p>95</text:p>
          </table:table-cell>
          <table:table-cell table:formula="of:=SUM([.B$2:.B42])" office:value-type="float" office:value="1633" calcext:value-type="float">
            <text:p>1633</text:p>
          </table:table-cell>
        </table:table-row>
        <table:table-row table:style-name="ro1">
          <table:table-cell office:value-type="date" office:date-value="2018-09-01" calcext:value-type="date">
            <text:p>September 18</text:p>
          </table:table-cell>
          <table:table-cell office:value-type="float" office:value="119" calcext:value-type="float">
            <text:p>119</text:p>
          </table:table-cell>
          <table:table-cell table:formula="of:=SUM([.B$2:.B43])" office:value-type="float" office:value="1752" calcext:value-type="float">
            <text:p>1752</text:p>
          </table:table-cell>
        </table:table-row>
        <table:table-row table:style-name="ro1">
          <table:table-cell office:value-type="date" office:date-value="2018-10-01" calcext:value-type="date">
            <text:p>October 18</text:p>
          </table:table-cell>
          <table:table-cell office:value-type="float" office:value="100" calcext:value-type="float">
            <text:p>100</text:p>
          </table:table-cell>
          <table:table-cell table:formula="of:=SUM([.B$2:.B44])" office:value-type="float" office:value="1852" calcext:value-type="float">
            <text:p>1852</text:p>
          </table:table-cell>
        </table:table-row>
        <table:table-row table:style-name="ro1">
          <table:table-cell office:value-type="date" office:date-value="2018-11-01" calcext:value-type="date">
            <text:p>November 18</text:p>
          </table:table-cell>
          <table:table-cell office:value-type="float" office:value="111" calcext:value-type="float">
            <text:p>111</text:p>
          </table:table-cell>
          <table:table-cell table:formula="of:=SUM([.B$2:.B45])" office:value-type="float" office:value="1963" calcext:value-type="float">
            <text:p>1963</text:p>
          </table:table-cell>
        </table:table-row>
        <table:table-row table:style-name="ro1">
          <table:table-cell office:value-type="date" office:date-value="2018-12-01" calcext:value-type="date">
            <text:p>December 18</text:p>
          </table:table-cell>
          <table:table-cell office:value-type="float" office:value="162" calcext:value-type="float">
            <text:p>162</text:p>
          </table:table-cell>
          <table:table-cell table:formula="of:=SUM([.B$2:.B46])" office:value-type="float" office:value="2125" calcext:value-type="float">
            <text:p>2125</text:p>
          </table:table-cell>
        </table:table-row>
        <table:table-row table:style-name="ro1">
          <table:table-cell office:value-type="date" office:date-value="2019-01-01" calcext:value-type="date">
            <text:p>January 19</text:p>
          </table:table-cell>
          <table:table-cell office:value-type="float" office:value="110" calcext:value-type="float">
            <text:p>110</text:p>
          </table:table-cell>
          <table:table-cell table:formula="of:=SUM([.B$2:.B47])" office:value-type="float" office:value="2235" calcext:value-type="float">
            <text:p>2235</text:p>
          </table:table-cell>
        </table:table-row>
        <table:table-row table:style-name="ro1">
          <table:table-cell office:value-type="date" office:date-value="2019-02-01" calcext:value-type="date">
            <text:p>February 19</text:p>
          </table:table-cell>
          <table:table-cell office:value-type="float" office:value="103" calcext:value-type="float">
            <text:p>103</text:p>
          </table:table-cell>
          <table:table-cell table:formula="of:=SUM([.B$2:.B48])" office:value-type="float" office:value="2338" calcext:value-type="float">
            <text:p>2338</text:p>
          </table:table-cell>
        </table:table-row>
        <table:table-row table:style-name="ro1">
          <table:table-cell office:value-type="date" office:date-value="2019-03-01" calcext:value-type="date">
            <text:p>March 19</text:p>
          </table:table-cell>
          <table:table-cell office:value-type="float" office:value="87" calcext:value-type="float">
            <text:p>87</text:p>
          </table:table-cell>
          <table:table-cell table:formula="of:=SUM([.B$2:.B49])" office:value-type="float" office:value="2425" calcext:value-type="float">
            <text:p>2425</text:p>
          </table:table-cell>
        </table:table-row>
        <table:table-row table:style-name="ro1">
          <table:table-cell office:value-type="date" office:date-value="2019-04-01" calcext:value-type="date">
            <text:p>April 19</text:p>
          </table:table-cell>
          <table:table-cell office:value-type="float" office:value="74" calcext:value-type="float">
            <text:p>74</text:p>
          </table:table-cell>
          <table:table-cell table:formula="of:=SUM([.B$2:.B50])" office:value-type="float" office:value="2499" calcext:value-type="float">
            <text:p>2499</text:p>
          </table:table-cell>
        </table:table-row>
        <table:table-row table:style-name="ro1">
          <table:table-cell office:value-type="date" office:date-value="2019-05-01" calcext:value-type="date">
            <text:p>May 19</text:p>
          </table:table-cell>
          <table:table-cell office:value-type="float" office:value="59" calcext:value-type="float">
            <text:p>59</text:p>
          </table:table-cell>
          <table:table-cell table:formula="of:=SUM([.B$2:.B51])" office:value-type="float" office:value="2558" calcext:value-type="float">
            <text:p>2558</text:p>
          </table:table-cell>
        </table:table-row>
        <table:table-row table:style-name="ro1">
          <table:table-cell office:value-type="date" office:date-value="2019-06-01" calcext:value-type="date">
            <text:p>June 19</text:p>
          </table:table-cell>
          <table:table-cell office:value-type="float" office:value="45" calcext:value-type="float">
            <text:p>45</text:p>
          </table:table-cell>
          <table:table-cell table:formula="of:=SUM([.B$2:.B52])" office:value-type="float" office:value="2603" calcext:value-type="float">
            <text:p>2603</text:p>
          </table:table-cell>
        </table:table-row>
        <table:table-row table:style-name="ro1">
          <table:table-cell office:value-type="date" office:date-value="2019-07-01" calcext:value-type="date">
            <text:p>July 19</text:p>
          </table:table-cell>
          <table:table-cell office:value-type="float" office:value="58" calcext:value-type="float">
            <text:p>58</text:p>
          </table:table-cell>
          <table:table-cell table:formula="of:=SUM([.B$2:.B53])" office:value-type="float" office:value="2661" calcext:value-type="float">
            <text:p>2661</text:p>
          </table:table-cell>
        </table:table-row>
        <table:table-row table:style-name="ro1">
          <table:table-cell office:value-type="date" office:date-value="2019-08-01" calcext:value-type="date">
            <text:p>August 19</text:p>
          </table:table-cell>
          <table:table-cell office:value-type="float" office:value="58" calcext:value-type="float">
            <text:p>58</text:p>
          </table:table-cell>
          <table:table-cell table:formula="of:=SUM([.B$2:.B54])" office:value-type="float" office:value="2719" calcext:value-type="float">
            <text:p>2719</text:p>
          </table:table-cell>
        </table:table-row>
        <table:table-row table:style-name="ro1">
          <table:table-cell office:value-type="date" office:date-value="2019-09-01" calcext:value-type="date">
            <text:p>September 19</text:p>
          </table:table-cell>
          <table:table-cell office:value-type="float" office:value="55" calcext:value-type="float">
            <text:p>55</text:p>
          </table:table-cell>
          <table:table-cell table:formula="of:=SUM([.B$2:.B55])" office:value-type="float" office:value="2774" calcext:value-type="float">
            <text:p>2774</text:p>
          </table:table-cell>
        </table:table-row>
        <table:table-row table:style-name="ro1">
          <table:table-cell office:value-type="date" office:date-value="2019-10-01" calcext:value-type="date">
            <text:p>October 19</text:p>
          </table:table-cell>
          <table:table-cell office:value-type="float" office:value="59" calcext:value-type="float">
            <text:p>59</text:p>
          </table:table-cell>
          <table:table-cell table:formula="of:=SUM([.B$2:.B56])" office:value-type="float" office:value="2833" calcext:value-type="float">
            <text:p>2833</text:p>
          </table:table-cell>
        </table:table-row>
        <table:table-row table:style-name="ro1">
          <table:table-cell office:value-type="date" office:date-value="2019-11-01" calcext:value-type="date">
            <text:p>November 19</text:p>
          </table:table-cell>
          <table:table-cell office:value-type="float" office:value="63" calcext:value-type="float">
            <text:p>63</text:p>
          </table:table-cell>
          <table:table-cell table:formula="of:=SUM([.B$2:.B57])" office:value-type="float" office:value="2896" calcext:value-type="float">
            <text:p>2896</text:p>
          </table:table-cell>
        </table:table-row>
        <table:table-row table:style-name="ro1">
          <table:table-cell office:value-type="date" office:date-value="2019-12-01" calcext:value-type="date">
            <text:p>December 19</text:p>
          </table:table-cell>
          <table:table-cell office:value-type="float" office:value="52" calcext:value-type="float">
            <text:p>52</text:p>
          </table:table-cell>
          <table:table-cell table:formula="of:=SUM([.B$2:.B58])" office:value-type="float" office:value="2948" calcext:value-type="float">
            <text:p>2948</text:p>
          </table:table-cell>
        </table:table-row>
        <table:table-row table:style-name="ro1">
          <table:table-cell office:value-type="date" office:date-value="2020-01-01" calcext:value-type="date">
            <text:p>January 20</text:p>
          </table:table-cell>
          <table:table-cell office:value-type="float" office:value="67" calcext:value-type="float">
            <text:p>67</text:p>
          </table:table-cell>
          <table:table-cell table:formula="of:=SUM([.B$2:.B59])" office:value-type="float" office:value="3015" calcext:value-type="float">
            <text:p>3015</text:p>
          </table:table-cell>
        </table:table-row>
        <table:table-row table:style-name="ro1">
          <table:table-cell office:value-type="date" office:date-value="2020-02-01" calcext:value-type="date">
            <text:p>February 20</text:p>
          </table:table-cell>
          <table:table-cell office:value-type="float" office:value="29" calcext:value-type="float">
            <text:p>29</text:p>
          </table:table-cell>
          <table:table-cell table:formula="of:=SUM([.B$2:.B60])" office:value-type="float" office:value="3044" calcext:value-type="float">
            <text:p>3044</text:p>
          </table:table-cell>
        </table:table-row>
        <table:table-row table:style-name="ro1">
          <table:table-cell office:value-type="date" office:date-value="2020-03-01" calcext:value-type="date">
            <text:p>March 20</text:p>
          </table:table-cell>
          <table:table-cell office:value-type="float" office:value="55" calcext:value-type="float">
            <text:p>55</text:p>
          </table:table-cell>
          <table:table-cell table:formula="of:=SUM([.B$2:.B61])" office:value-type="float" office:value="3099" calcext:value-type="float">
            <text:p>3099</text:p>
          </table:table-cell>
        </table:table-row>
        <table:table-row table:style-name="ro1">
          <table:table-cell office:value-type="date" office:date-value="2020-04-01" calcext:value-type="date">
            <text:p>April 20</text:p>
          </table:table-cell>
          <table:table-cell office:value-type="float" office:value="41" calcext:value-type="float">
            <text:p>41</text:p>
          </table:table-cell>
          <table:table-cell table:formula="of:=SUM([.B$2:.B62])" office:value-type="float" office:value="3140" calcext:value-type="float">
            <text:p>3140</text:p>
          </table:table-cell>
        </table:table-row>
        <table:table-row table:style-name="ro1">
          <table:table-cell office:value-type="date" office:date-value="2020-05-01" calcext:value-type="date">
            <text:p>May 20</text:p>
          </table:table-cell>
          <table:table-cell office:value-type="float" office:value="32" calcext:value-type="float">
            <text:p>32</text:p>
          </table:table-cell>
          <table:table-cell table:formula="of:=SUM([.B$2:.B63])" office:value-type="float" office:value="3172" calcext:value-type="float">
            <text:p>3172</text:p>
          </table:table-cell>
        </table:table-row>
        <table:table-row table:style-name="ro1">
          <table:table-cell office:value-type="date" office:date-value="2020-06-01" calcext:value-type="date">
            <text:p>June 20</text:p>
          </table:table-cell>
          <table:table-cell office:value-type="float" office:value="33" calcext:value-type="float">
            <text:p>33</text:p>
          </table:table-cell>
          <table:table-cell table:formula="of:=SUM([.B$2:.B64])" office:value-type="float" office:value="3205" calcext:value-type="float">
            <text:p>3205</text:p>
          </table:table-cell>
        </table:table-row>
        <table:table-row table:style-name="ro1">
          <table:table-cell office:value-type="date" office:date-value="2020-07-01" calcext:value-type="date">
            <text:p>July 20</text:p>
          </table:table-cell>
          <table:table-cell office:value-type="float" office:value="34" calcext:value-type="float">
            <text:p>34</text:p>
          </table:table-cell>
          <table:table-cell table:formula="of:=SUM([.B$2:.B65])" office:value-type="float" office:value="3239" calcext:value-type="float">
            <text:p>3239</text:p>
          </table:table-cell>
        </table:table-row>
        <table:table-row table:style-name="ro1">
          <table:table-cell office:value-type="date" office:date-value="2020-08-01" calcext:value-type="date">
            <text:p>August 20</text:p>
          </table:table-cell>
          <table:table-cell office:value-type="float" office:value="23" calcext:value-type="float">
            <text:p>23</text:p>
          </table:table-cell>
          <table:table-cell table:formula="of:=SUM([.B$2:.B66])" office:value-type="float" office:value="3262" calcext:value-type="float">
            <text:p>3262</text:p>
          </table:table-cell>
        </table:table-row>
        <table:table-row table:style-name="ro1">
          <table:table-cell office:value-type="date" office:date-value="2020-09-01" calcext:value-type="date">
            <text:p>September 20</text:p>
          </table:table-cell>
          <table:table-cell office:value-type="float" office:value="34" calcext:value-type="float">
            <text:p>34</text:p>
          </table:table-cell>
          <table:table-cell table:formula="of:=SUM([.B$2:.B67])" office:value-type="float" office:value="3296" calcext:value-type="float">
            <text:p>3296</text:p>
          </table:table-cell>
        </table:table-row>
        <table:table-row table:style-name="ro1">
          <table:table-cell office:value-type="date" office:date-value="2020-10-01" calcext:value-type="date">
            <text:p>October 20</text:p>
          </table:table-cell>
          <table:table-cell office:value-type="float" office:value="39" calcext:value-type="float">
            <text:p>39</text:p>
          </table:table-cell>
          <table:table-cell table:formula="of:=SUM([.B$2:.B68])" office:value-type="float" office:value="3335" calcext:value-type="float">
            <text:p>3335</text:p>
          </table:table-cell>
        </table:table-row>
        <table:table-row table:style-name="ro1">
          <table:table-cell office:value-type="date" office:date-value="2020-11-01" calcext:value-type="date">
            <text:p>November 20</text:p>
          </table:table-cell>
          <table:table-cell office:value-type="float" office:value="34" calcext:value-type="float">
            <text:p>34</text:p>
          </table:table-cell>
          <table:table-cell table:formula="of:=SUM([.B$2:.B69])" office:value-type="float" office:value="3369" calcext:value-type="float">
            <text:p>3369</text:p>
          </table:table-cell>
        </table:table-row>
        <table:table-row table:style-name="ro1">
          <table:table-cell office:value-type="date" office:date-value="2020-12-01" calcext:value-type="date">
            <text:p>December 20</text:p>
          </table:table-cell>
          <table:table-cell office:value-type="float" office:value="41" calcext:value-type="float">
            <text:p>41</text:p>
          </table:table-cell>
          <table:table-cell table:formula="of:=SUM([.B$2:.B70])" office:value-type="float" office:value="3410" calcext:value-type="float">
            <text:p>3410</text:p>
          </table:table-cell>
        </table:table-row>
        <table:table-row table:style-name="ro1">
          <table:table-cell office:value-type="date" office:date-value="2021-01-01" calcext:value-type="date">
            <text:p>January 21</text:p>
          </table:table-cell>
          <table:table-cell office:value-type="float" office:value="34" calcext:value-type="float">
            <text:p>34</text:p>
          </table:table-cell>
          <table:table-cell table:formula="of:=SUM([.B$2:.B71])" office:value-type="float" office:value="3444" calcext:value-type="float">
            <text:p>3444</text:p>
          </table:table-cell>
        </table:table-row>
        <table:table-row table:style-name="ro1">
          <table:table-cell office:value-type="date" office:date-value="2021-02-01" calcext:value-type="date">
            <text:p>February 21</text:p>
          </table:table-cell>
          <table:table-cell office:value-type="float" office:value="23" calcext:value-type="float">
            <text:p>23</text:p>
          </table:table-cell>
          <table:table-cell table:formula="of:=SUM([.B$2:.B72])" office:value-type="float" office:value="3467" calcext:value-type="float">
            <text:p>3467</text:p>
          </table:table-cell>
        </table:table-row>
        <table:table-row table:style-name="ro1">
          <table:table-cell office:value-type="date" office:date-value="2021-03-01" calcext:value-type="date">
            <text:p>March 21</text:p>
          </table:table-cell>
          <table:table-cell office:value-type="float" office:value="20" calcext:value-type="float">
            <text:p>20</text:p>
          </table:table-cell>
          <table:table-cell table:formula="of:=SUM([.B$2:.B73])" office:value-type="float" office:value="3487" calcext:value-type="float">
            <text:p>3487</text:p>
          </table:table-cell>
        </table:table-row>
        <table:table-row table:style-name="ro1">
          <table:table-cell office:value-type="date" office:date-value="2021-04-01" calcext:value-type="date">
            <text:p>April 21</text:p>
          </table:table-cell>
          <table:table-cell office:value-type="float" office:value="28" calcext:value-type="float">
            <text:p>28</text:p>
          </table:table-cell>
          <table:table-cell table:formula="of:=SUM([.B$2:.B74])" office:value-type="float" office:value="3515" calcext:value-type="float">
            <text:p>3515</text:p>
          </table:table-cell>
        </table:table-row>
        <table:table-row table:style-name="ro1">
          <table:table-cell office:value-type="date" office:date-value="2021-05-01" calcext:value-type="date">
            <text:p>May 21</text:p>
          </table:table-cell>
          <table:table-cell office:value-type="float" office:value="19" calcext:value-type="float">
            <text:p>19</text:p>
          </table:table-cell>
          <table:table-cell table:formula="of:=SUM([.B$2:.B75])" office:value-type="float" office:value="3534" calcext:value-type="float">
            <text:p>3534</text:p>
          </table:table-cell>
        </table:table-row>
        <table:table-row table:style-name="ro1">
          <table:table-cell office:value-type="date" office:date-value="2021-06-01" calcext:value-type="date">
            <text:p>June 21</text:p>
          </table:table-cell>
          <table:table-cell office:value-type="float" office:value="11" calcext:value-type="float">
            <text:p>11</text:p>
          </table:table-cell>
          <table:table-cell table:formula="of:=SUM([.B$2:.B76])" office:value-type="float" office:value="3545" calcext:value-type="float">
            <text:p>3545</text:p>
          </table:table-cell>
        </table:table-row>
        <table:table-row table:style-name="ro1">
          <table:table-cell office:value-type="date" office:date-value="2021-07-01" calcext:value-type="date">
            <text:p>July 21</text:p>
          </table:table-cell>
          <table:table-cell office:value-type="float" office:value="20" calcext:value-type="float">
            <text:p>20</text:p>
          </table:table-cell>
          <table:table-cell table:formula="of:=SUM([.B$2:.B77])" office:value-type="float" office:value="3565" calcext:value-type="float">
            <text:p>3565</text:p>
          </table:table-cell>
        </table:table-row>
        <table:table-row table:style-name="ro1">
          <table:table-cell office:value-type="date" office:date-value="2021-08-01" calcext:value-type="date">
            <text:p>August 21</text:p>
          </table:table-cell>
          <table:table-cell office:value-type="float" office:value="42" calcext:value-type="float">
            <text:p>42</text:p>
          </table:table-cell>
          <table:table-cell table:formula="of:=SUM([.B$2:.B78])" office:value-type="float" office:value="3607" calcext:value-type="float">
            <text:p>3607</text:p>
          </table:table-cell>
        </table:table-row>
        <table:table-row table:style-name="ro1">
          <table:table-cell office:value-type="date" office:date-value="2021-09-01" calcext:value-type="date">
            <text:p>September 21</text:p>
          </table:table-cell>
          <table:table-cell office:value-type="float" office:value="44" calcext:value-type="float">
            <text:p>44</text:p>
          </table:table-cell>
          <table:table-cell table:formula="of:=SUM([.B$2:.B79])" office:value-type="float" office:value="3651" calcext:value-type="float">
            <text:p>3651</text:p>
          </table:table-cell>
        </table:table-row>
        <table:table-row table:style-name="ro1">
          <table:table-cell office:value-type="date" office:date-value="2021-10-01" calcext:value-type="date">
            <text:p>October 21</text:p>
          </table:table-cell>
          <table:table-cell office:value-type="float" office:value="65" calcext:value-type="float">
            <text:p>65</text:p>
          </table:table-cell>
          <table:table-cell table:formula="of:=SUM([.B$2:.B80])" office:value-type="float" office:value="3716" calcext:value-type="float">
            <text:p>3716</text:p>
          </table:table-cell>
        </table:table-row>
        <table:table-row table:style-name="ro1">
          <table:table-cell office:value-type="date" office:date-value="2021-11-01" calcext:value-type="date">
            <text:p>November 21</text:p>
          </table:table-cell>
          <table:table-cell office:value-type="float" office:value="72" calcext:value-type="float">
            <text:p>72</text:p>
          </table:table-cell>
          <table:table-cell table:formula="of:=SUM([.B$2:.B81])" office:value-type="float" office:value="3788" calcext:value-type="float">
            <text:p>3788</text:p>
          </table:table-cell>
        </table:table-row>
        <table:table-row table:style-name="ro1">
          <table:table-cell office:value-type="date" office:date-value="2021-12-01" calcext:value-type="date">
            <text:p>December 21</text:p>
          </table:table-cell>
          <table:table-cell office:value-type="float" office:value="63" calcext:value-type="float">
            <text:p>63</text:p>
          </table:table-cell>
          <table:table-cell table:formula="of:=SUM([.B$2:.B82])" office:value-type="float" office:value="3851" calcext:value-type="float">
            <text:p>3851</text:p>
          </table:table-cell>
        </table:table-row>
        <table:table-row table:style-name="ro1">
          <table:table-cell office:value-type="date" office:date-value="2022-01-01" calcext:value-type="date">
            <text:p>January 22</text:p>
          </table:table-cell>
          <table:table-cell office:value-type="float" office:value="59" calcext:value-type="float">
            <text:p>59</text:p>
          </table:table-cell>
          <table:table-cell table:formula="of:=SUM([.B$2:.B83])" office:value-type="float" office:value="3910" calcext:value-type="float">
            <text:p>3910</text:p>
          </table:table-cell>
        </table:table-row>
        <table:table-row table:style-name="ro1">
          <table:table-cell office:value-type="date" office:date-value="2022-02-01" calcext:value-type="date">
            <text:p>February 22</text:p>
          </table:table-cell>
          <table:table-cell office:value-type="float" office:value="50" calcext:value-type="float">
            <text:p>50</text:p>
          </table:table-cell>
          <table:table-cell table:formula="of:=SUM([.B$2:.B84])" office:value-type="float" office:value="3960" calcext:value-type="float">
            <text:p>3960</text:p>
          </table:table-cell>
        </table:table-row>
        <table:table-row table:style-name="ro1">
          <table:table-cell office:value-type="date" office:date-value="2022-03-01" calcext:value-type="date">
            <text:p>March 22</text:p>
          </table:table-cell>
          <table:table-cell office:value-type="float" office:value="45" calcext:value-type="float">
            <text:p>45</text:p>
          </table:table-cell>
          <table:table-cell table:formula="of:=SUM([.B$2:.B85])" office:value-type="float" office:value="4005" calcext:value-type="float">
            <text:p>4005</text:p>
          </table:table-cell>
        </table:table-row>
        <table:table-row table:style-name="ro1">
          <table:table-cell office:value-type="date" office:date-value="2022-04-01" calcext:value-type="date">
            <text:p>April 22</text:p>
          </table:table-cell>
          <table:table-cell office:value-type="float" office:value="49" calcext:value-type="float">
            <text:p>49</text:p>
          </table:table-cell>
          <table:table-cell table:formula="of:=SUM([.B$2:.B86])" office:value-type="float" office:value="4054" calcext:value-type="float">
            <text:p>4054</text:p>
          </table:table-cell>
        </table:table-row>
        <table:table-row table:style-name="ro1">
          <table:table-cell office:value-type="date" office:date-value="2022-05-01" calcext:value-type="date">
            <text:p>May 22</text:p>
          </table:table-cell>
          <table:table-cell office:value-type="float" office:value="19" calcext:value-type="float">
            <text:p>19</text:p>
          </table:table-cell>
          <table:table-cell table:formula="of:=SUM([.B$2:.B87])" office:value-type="float" office:value="4073" calcext:value-type="float">
            <text:p>4073</text:p>
          </table:table-cell>
        </table:table-row>
      </table:table>
      <table:table table:name="Sheet2" table:style-name="ta1">
        <table:shapes>
          <draw:frame draw:z-index="0" draw:style-name="gr1" draw:text-style-name="P1" svg:width="16.1618in" svg:height="6.9331in" svg:x="1.1933in" svg:y="6.235in">
            <draw:object draw:notify-on-update-of-ranges="Sheet2.A2:Sheet2.A34 Sheet2.B1:Sheet2.B1 Sheet2.B2:Sheet2.B34 Sheet2.C1:Sheet2.C1 Sheet2.C2:Sheet2.C34 Sheet2.D1:Sheet2.D1 Sheet2.D2:Sheet2.D34 Sheet2.E1:Sheet2.E1 Sheet2.E2:Sheet2.E34 Sheet2.F1:Sheet2.F1 Sheet2.F2:Sheet2.F34 Sheet2.G1:Sheet2.G1 Sheet2.G2:Sheet2.G34 Sheet2.H1:Sheet2.H1 Sheet2.H2:Sheet2.H34 Sheet2.I1:Sheet2.I1 Sheet2.I2:Sheet2.I34 Sheet2.J1:Sheet2.J1 Sheet2.J2:Sheet2.J34 Sheet2.K1:Sheet2.K1 Sheet2.K2:Sheet2.K34 Sheet2.L1:Sheet2.L1 Sheet2.L2:Sheet2.L34 Sheet2.M1:Sheet2.M1 Sheet2.M2:Sheet2.M34 Sheet2.N1:Sheet2.N1 Sheet2.N2:Sheet2.N34 Sheet2.O1:Sheet2.O1 Sheet2.O2:Sheet2.O34 Sheet2.P1:Sheet2.P1 Sheet2.P2:Sheet2.P34 Sheet2.Q1:Sheet2.Q1 Sheet2.Q2:Sheet2.Q34 Sheet2.R1:Sheet2.R1 Sheet2.R2:Sheet2.R34 Sheet2.S1:Sheet2.S1 Sheet2.S2:Sheet2.S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18" table:default-cell-style-name="Default"/>
        <table:table-row table:style-name="ro1">
          <table:table-cell table:style-name="Default"/>
          <table:table-cell office:value-type="string" calcext:value-type="string">
            <text:p>Developmen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Gambling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gh-Risk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Marketpla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Wallet</text:p>
          </table:table-cell>
        </table:table-row>
        <table:table-row table:style-name="ro1">
          <table:table-cell office:value-type="date" office:date-value="2018-01-01" calcext:value-type="date">
            <text:p>January 18</text:p>
          </table:table-cell>
          <table:table-cell office:value-type="float" office:value="71963" calcext:value-type="float">
            <text:p>71963</text:p>
          </table:table-cell>
          <table:table-cell office:value-type="float" office:value="3160" calcext:value-type="float">
            <text:p>3160</text:p>
          </table:table-cell>
          <table:table-cell office:value-type="float" office:value="799028" calcext:value-type="float">
            <text:p>799028</text:p>
          </table:table-cell>
          <table:table-cell office:value-type="float" office:value="130606" calcext:value-type="float">
            <text:p>130606</text:p>
          </table:table-cell>
          <table:table-cell office:value-type="float" office:value="32092" calcext:value-type="float">
            <text:p>32092</text:p>
          </table:table-cell>
          <table:table-cell office:value-type="float" office:value="270344" calcext:value-type="float">
            <text:p>270344</text:p>
          </table:table-cell>
          <table:table-cell office:value-type="float" office:value="38974" calcext:value-type="float">
            <text:p>389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12" calcext:value-type="float">
            <text:p>10312</text:p>
          </table:table-cell>
          <table:table-cell office:value-type="float" office:value="1243" calcext:value-type="float">
            <text:p>1243</text:p>
          </table:table-cell>
          <table:table-cell office:value-type="float" office:value="21340" calcext:value-type="float">
            <text:p>21340</text:p>
          </table:table-cell>
          <table:table-cell office:value-type="float" office:value="21290" calcext:value-type="float">
            <text:p>21290</text:p>
          </table:table-cell>
          <table:table-cell office:value-type="float" office:value="13913" calcext:value-type="float">
            <text:p>13913</text:p>
          </table:table-cell>
          <table:table-cell office:value-type="float" office:value="99424" calcext:value-type="float">
            <text:p>99424</text:p>
          </table:table-cell>
          <table:table-cell office:value-type="float" office:value="12920" calcext:value-type="float">
            <text:p>12920</text:p>
          </table:table-cell>
          <table:table-cell office:value-type="float" office:value="11696" calcext:value-type="float">
            <text:p>11696</text:p>
          </table:table-cell>
          <table:table-cell office:value-type="float" office:value="1262908" calcext:value-type="float">
            <text:p>1262908</text:p>
          </table:table-cell>
        </table:table-row>
        <table:table-row table:style-name="ro1">
          <table:table-cell office:value-type="date" office:date-value="2018-02-01" calcext:value-type="date">
            <text:p>February 18</text:p>
          </table:table-cell>
          <table:table-cell office:value-type="float" office:value="7426" calcext:value-type="float">
            <text:p>7426</text:p>
          </table:table-cell>
          <table:table-cell office:value-type="float" office:value="1" calcext:value-type="float">
            <text:p>1</text:p>
          </table:table-cell>
          <table:table-cell office:value-type="float" office:value="488620" calcext:value-type="float">
            <text:p>488620</text:p>
          </table:table-cell>
          <table:table-cell office:value-type="float" office:value="24688" calcext:value-type="float">
            <text:p>24688</text:p>
          </table:table-cell>
          <table:table-cell office:value-type="float" office:value="9769" calcext:value-type="float">
            <text:p>9769</text:p>
          </table:table-cell>
          <table:table-cell office:value-type="float" office:value="422142" calcext:value-type="float">
            <text:p>422142</text:p>
          </table:table-cell>
          <table:table-cell office:value-type="float" office:value="11744" calcext:value-type="float">
            <text:p>117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783" calcext:value-type="float">
            <text:p>15783</text:p>
          </table:table-cell>
          <table:table-cell office:value-type="float" office:value="39" calcext:value-type="float">
            <text:p>39</text:p>
          </table:table-cell>
          <table:table-cell office:value-type="float" office:value="89079" calcext:value-type="float">
            <text:p>89079</text:p>
          </table:table-cell>
          <table:table-cell office:value-type="float" office:value="6042" calcext:value-type="float">
            <text:p>6042</text:p>
          </table:table-cell>
          <table:table-cell office:value-type="float" office:value="2463" calcext:value-type="float">
            <text:p>2463</text:p>
          </table:table-cell>
          <table:table-cell office:value-type="float" office:value="12038" calcext:value-type="float">
            <text:p>12038</text:p>
          </table:table-cell>
          <table:table-cell office:value-type="float" office:value="534" calcext:value-type="float">
            <text:p>534</text:p>
          </table:table-cell>
          <table:table-cell office:value-type="float" office:value="7404" calcext:value-type="float">
            <text:p>7404</text:p>
          </table:table-cell>
          <table:table-cell office:value-type="float" office:value="840232" calcext:value-type="float">
            <text:p>840232</text:p>
          </table:table-cell>
        </table:table-row>
        <table:table-row table:style-name="ro1">
          <table:table-cell office:value-type="date" office:date-value="2018-03-01" calcext:value-type="date">
            <text:p>March 18</text:p>
          </table:table-cell>
          <table:table-cell office:value-type="float" office:value="5696" calcext:value-type="float">
            <text:p>5696</text:p>
          </table:table-cell>
          <table:table-cell office:value-type="float" office:value="2" calcext:value-type="float">
            <text:p>2</text:p>
          </table:table-cell>
          <table:table-cell office:value-type="float" office:value="641370" calcext:value-type="float">
            <text:p>641370</text:p>
          </table:table-cell>
          <table:table-cell office:value-type="float" office:value="14884" calcext:value-type="float">
            <text:p>14884</text:p>
          </table:table-cell>
          <table:table-cell office:value-type="float" office:value="46214" calcext:value-type="float">
            <text:p>46214</text:p>
          </table:table-cell>
          <table:table-cell office:value-type="float" office:value="494472" calcext:value-type="float">
            <text:p>494472</text:p>
          </table:table-cell>
          <table:table-cell office:value-type="float" office:value="4615" calcext:value-type="float">
            <text:p>461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5781" calcext:value-type="float">
            <text:p>25781</text:p>
          </table:table-cell>
          <table:table-cell office:value-type="float" office:value="29" calcext:value-type="float">
            <text:p>29</text:p>
          </table:table-cell>
          <table:table-cell office:value-type="float" office:value="217653" calcext:value-type="float">
            <text:p>217653</text:p>
          </table:table-cell>
          <table:table-cell office:value-type="float" office:value="4845" calcext:value-type="float">
            <text:p>4845</text:p>
          </table:table-cell>
          <table:table-cell office:value-type="float" office:value="4343" calcext:value-type="float">
            <text:p>4343</text:p>
          </table:table-cell>
          <table:table-cell office:value-type="float" office:value="12314" calcext:value-type="float">
            <text:p>12314</text:p>
          </table:table-cell>
          <table:table-cell office:value-type="float" office:value="1000" calcext:value-type="float">
            <text:p>1000</text:p>
          </table:table-cell>
          <table:table-cell office:value-type="float" office:value="13892" calcext:value-type="float">
            <text:p>13892</text:p>
          </table:table-cell>
          <table:table-cell office:value-type="float" office:value="515067" calcext:value-type="float">
            <text:p>515067</text:p>
          </table:table-cell>
        </table:table-row>
        <table:table-row table:style-name="ro1">
          <table:table-cell office:value-type="date" office:date-value="2018-04-01" calcext:value-type="date">
            <text:p>April 18</text:p>
          </table:table-cell>
          <table:table-cell office:value-type="float" office:value="6314" calcext:value-type="float">
            <text:p>6314</text:p>
          </table:table-cell>
          <table:table-cell office:value-type="float" office:value="18" calcext:value-type="float">
            <text:p>18</text:p>
          </table:table-cell>
          <table:table-cell office:value-type="float" office:value="681844" calcext:value-type="float">
            <text:p>681844</text:p>
          </table:table-cell>
          <table:table-cell office:value-type="float" office:value="22008" calcext:value-type="float">
            <text:p>22008</text:p>
          </table:table-cell>
          <table:table-cell office:value-type="float" office:value="179337" calcext:value-type="float">
            <text:p>179337</text:p>
          </table:table-cell>
          <table:table-cell office:value-type="float" office:value="615098" calcext:value-type="float">
            <text:p>615098</text:p>
          </table:table-cell>
          <table:table-cell office:value-type="float" office:value="9914" calcext:value-type="float">
            <text:p>991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309" calcext:value-type="float">
            <text:p>30309</text:p>
          </table:table-cell>
          <table:table-cell office:value-type="float" office:value="36" calcext:value-type="float">
            <text:p>36</text:p>
          </table:table-cell>
          <table:table-cell office:value-type="float" office:value="317416" calcext:value-type="float">
            <text:p>317416</text:p>
          </table:table-cell>
          <table:table-cell office:value-type="float" office:value="14400" calcext:value-type="float">
            <text:p>14400</text:p>
          </table:table-cell>
          <table:table-cell office:value-type="float" office:value="5241" calcext:value-type="float">
            <text:p>5241</text:p>
          </table:table-cell>
          <table:table-cell office:value-type="float" office:value="11376" calcext:value-type="float">
            <text:p>11376</text:p>
          </table:table-cell>
          <table:table-cell office:value-type="float" office:value="646" calcext:value-type="float">
            <text:p>646</text:p>
          </table:table-cell>
          <table:table-cell office:value-type="float" office:value="13695" calcext:value-type="float">
            <text:p>13695</text:p>
          </table:table-cell>
          <table:table-cell office:value-type="float" office:value="495542" calcext:value-type="float">
            <text:p>495542</text:p>
          </table:table-cell>
        </table:table-row>
        <table:table-row table:style-name="ro1">
          <table:table-cell office:value-type="date" office:date-value="2018-05-01" calcext:value-type="date">
            <text:p>May 18</text:p>
          </table:table-cell>
          <table:table-cell office:value-type="float" office:value="69392" calcext:value-type="float">
            <text:p>69392</text:p>
          </table:table-cell>
          <table:table-cell office:value-type="float" office:value="6" calcext:value-type="float">
            <text:p>6</text:p>
          </table:table-cell>
          <table:table-cell office:value-type="float" office:value="1070414" calcext:value-type="float">
            <text:p>1070414</text:p>
          </table:table-cell>
          <table:table-cell office:value-type="float" office:value="78532" calcext:value-type="float">
            <text:p>78532</text:p>
          </table:table-cell>
          <table:table-cell office:value-type="float" office:value="45415" calcext:value-type="float">
            <text:p>45415</text:p>
          </table:table-cell>
          <table:table-cell office:value-type="float" office:value="408252" calcext:value-type="float">
            <text:p>408252</text:p>
          </table:table-cell>
          <table:table-cell office:value-type="float" office:value="10411" calcext:value-type="float">
            <text:p>104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078" calcext:value-type="float">
            <text:p>33078</text:p>
          </table:table-cell>
          <table:table-cell office:value-type="float" office:value="151" calcext:value-type="float">
            <text:p>151</text:p>
          </table:table-cell>
          <table:table-cell office:value-type="float" office:value="155825" calcext:value-type="float">
            <text:p>155825</text:p>
          </table:table-cell>
          <table:table-cell office:value-type="float" office:value="10588" calcext:value-type="float">
            <text:p>10588</text:p>
          </table:table-cell>
          <table:table-cell office:value-type="float" office:value="2486" calcext:value-type="float">
            <text:p>2486</text:p>
          </table:table-cell>
          <table:table-cell office:value-type="float" office:value="183962" calcext:value-type="float">
            <text:p>183962</text:p>
          </table:table-cell>
          <table:table-cell office:value-type="float" office:value="2224" calcext:value-type="float">
            <text:p>2224</text:p>
          </table:table-cell>
          <table:table-cell office:value-type="float" office:value="22774" calcext:value-type="float">
            <text:p>22774</text:p>
          </table:table-cell>
          <table:table-cell office:value-type="float" office:value="436692" calcext:value-type="float">
            <text:p>436692</text:p>
          </table:table-cell>
        </table:table-row>
        <table:table-row table:style-name="ro1">
          <table:table-cell office:value-type="date" office:date-value="2018-06-01" calcext:value-type="date">
            <text:p>June 18</text:p>
          </table:table-cell>
          <table:table-cell office:value-type="float" office:value="91976" calcext:value-type="float">
            <text:p>91976</text:p>
          </table:table-cell>
          <table:table-cell office:value-type="float" office:value="4" calcext:value-type="float">
            <text:p>4</text:p>
          </table:table-cell>
          <table:table-cell office:value-type="float" office:value="856495" calcext:value-type="float">
            <text:p>856495</text:p>
          </table:table-cell>
          <table:table-cell office:value-type="float" office:value="115122" calcext:value-type="float">
            <text:p>115122</text:p>
          </table:table-cell>
          <table:table-cell office:value-type="float" office:value="38965" calcext:value-type="float">
            <text:p>38965</text:p>
          </table:table-cell>
          <table:table-cell office:value-type="float" office:value="350523" calcext:value-type="float">
            <text:p>350523</text:p>
          </table:table-cell>
          <table:table-cell office:value-type="float" office:value="10016" calcext:value-type="float">
            <text:p>10016</text:p>
          </table:table-cell>
          <table:table-cell office:value-type="float" office:value="17" calcext:value-type="float">
            <text:p>17</text:p>
          </table:table-cell>
          <table:table-cell office:value-type="float" office:value="6979" calcext:value-type="float">
            <text:p>6979</text:p>
          </table:table-cell>
          <table:table-cell office:value-type="float" office:value="27582" calcext:value-type="float">
            <text:p>27582</text:p>
          </table:table-cell>
          <table:table-cell office:value-type="float" office:value="465" calcext:value-type="float">
            <text:p>465</text:p>
          </table:table-cell>
          <table:table-cell office:value-type="float" office:value="141499" calcext:value-type="float">
            <text:p>141499</text:p>
          </table:table-cell>
          <table:table-cell office:value-type="float" office:value="4615" calcext:value-type="float">
            <text:p>4615</text:p>
          </table:table-cell>
          <table:table-cell office:value-type="float" office:value="13349" calcext:value-type="float">
            <text:p>13349</text:p>
          </table:table-cell>
          <table:table-cell office:value-type="float" office:value="1723" calcext:value-type="float">
            <text:p>1723</text:p>
          </table:table-cell>
          <table:table-cell office:value-type="float" office:value="2461" calcext:value-type="float">
            <text:p>2461</text:p>
          </table:table-cell>
          <table:table-cell office:value-type="float" office:value="184751" calcext:value-type="float">
            <text:p>184751</text:p>
          </table:table-cell>
          <table:table-cell office:value-type="float" office:value="330896" calcext:value-type="float">
            <text:p>330896</text:p>
          </table:table-cell>
        </table:table-row>
        <table:table-row table:style-name="ro1">
          <table:table-cell office:value-type="date" office:date-value="2018-07-01" calcext:value-type="date">
            <text:p>July 18</text:p>
          </table:table-cell>
          <table:table-cell office:value-type="float" office:value="61535" calcext:value-type="float">
            <text:p>61535</text:p>
          </table:table-cell>
          <table:table-cell office:value-type="float" office:value="3" calcext:value-type="float">
            <text:p>3</text:p>
          </table:table-cell>
          <table:table-cell office:value-type="float" office:value="508260" calcext:value-type="float">
            <text:p>508260</text:p>
          </table:table-cell>
          <table:table-cell office:value-type="float" office:value="62507" calcext:value-type="float">
            <text:p>62507</text:p>
          </table:table-cell>
          <table:table-cell office:value-type="float" office:value="390626" calcext:value-type="float">
            <text:p>390626</text:p>
          </table:table-cell>
          <table:table-cell office:value-type="float" office:value="268959" calcext:value-type="float">
            <text:p>268959</text:p>
          </table:table-cell>
          <table:table-cell office:value-type="float" office:value="6143" calcext:value-type="float">
            <text:p>6143</text:p>
          </table:table-cell>
          <table:table-cell office:value-type="float" office:value="1" calcext:value-type="float">
            <text:p>1</text:p>
          </table:table-cell>
          <table:table-cell office:value-type="float" office:value="16474" calcext:value-type="float">
            <text:p>16474</text:p>
          </table:table-cell>
          <table:table-cell office:value-type="float" office:value="18765" calcext:value-type="float">
            <text:p>18765</text:p>
          </table:table-cell>
          <table:table-cell office:value-type="float" office:value="394" calcext:value-type="float">
            <text:p>394</text:p>
          </table:table-cell>
          <table:table-cell office:value-type="float" office:value="128779" calcext:value-type="float">
            <text:p>128779</text:p>
          </table:table-cell>
          <table:table-cell office:value-type="float" office:value="5302" calcext:value-type="float">
            <text:p>5302</text:p>
          </table:table-cell>
          <table:table-cell office:value-type="float" office:value="9707" calcext:value-type="float">
            <text:p>9707</text:p>
          </table:table-cell>
          <table:table-cell office:value-type="float" office:value="378" calcext:value-type="float">
            <text:p>378</text:p>
          </table:table-cell>
          <table:table-cell office:value-type="float" office:value="5454" calcext:value-type="float">
            <text:p>5454</text:p>
          </table:table-cell>
          <table:table-cell office:value-type="float" office:value="116616" calcext:value-type="float">
            <text:p>116616</text:p>
          </table:table-cell>
          <table:table-cell office:value-type="float" office:value="253209" calcext:value-type="float">
            <text:p>253209</text:p>
          </table:table-cell>
        </table:table-row>
        <table:table-row table:style-name="ro1">
          <table:table-cell office:value-type="date" office:date-value="2018-08-01" calcext:value-type="date">
            <text:p>August 18</text:p>
          </table:table-cell>
          <table:table-cell office:value-type="float" office:value="21078" calcext:value-type="float">
            <text:p>21078</text:p>
          </table:table-cell>
          <table:table-cell office:value-type="float" office:value="2" calcext:value-type="float">
            <text:p>2</text:p>
          </table:table-cell>
          <table:table-cell office:value-type="float" office:value="528029" calcext:value-type="float">
            <text:p>528029</text:p>
          </table:table-cell>
          <table:table-cell office:value-type="float" office:value="83354" calcext:value-type="float">
            <text:p>83354</text:p>
          </table:table-cell>
          <table:table-cell office:value-type="float" office:value="587714" calcext:value-type="float">
            <text:p>587714</text:p>
          </table:table-cell>
          <table:table-cell office:value-type="float" office:value="393258" calcext:value-type="float">
            <text:p>393258</text:p>
          </table:table-cell>
          <table:table-cell office:value-type="float" office:value="4017" calcext:value-type="float">
            <text:p>4017</text:p>
          </table:table-cell>
          <table:table-cell office:value-type="float" office:value="15" calcext:value-type="float">
            <text:p>15</text:p>
          </table:table-cell>
          <table:table-cell office:value-type="float" office:value="15354" calcext:value-type="float">
            <text:p>15354</text:p>
          </table:table-cell>
          <table:table-cell office:value-type="float" office:value="16273" calcext:value-type="float">
            <text:p>16273</text:p>
          </table:table-cell>
          <table:table-cell office:value-type="float" office:value="1062" calcext:value-type="float">
            <text:p>1062</text:p>
          </table:table-cell>
          <table:table-cell office:value-type="float" office:value="91268" calcext:value-type="float">
            <text:p>91268</text:p>
          </table:table-cell>
          <table:table-cell office:value-type="float" office:value="31310" calcext:value-type="float">
            <text:p>31310</text:p>
          </table:table-cell>
          <table:table-cell office:value-type="float" office:value="61444" calcext:value-type="float">
            <text:p>61444</text:p>
          </table:table-cell>
          <table:table-cell office:value-type="float" office:value="662" calcext:value-type="float">
            <text:p>662</text:p>
          </table:table-cell>
          <table:table-cell office:value-type="float" office:value="9290" calcext:value-type="float">
            <text:p>9290</text:p>
          </table:table-cell>
          <table:table-cell office:value-type="float" office:value="43311" calcext:value-type="float">
            <text:p>43311</text:p>
          </table:table-cell>
          <table:table-cell office:value-type="float" office:value="286562" calcext:value-type="float">
            <text:p>286562</text:p>
          </table:table-cell>
        </table:table-row>
        <table:table-row table:style-name="ro1">
          <table:table-cell office:value-type="date" office:date-value="2018-09-01" calcext:value-type="date">
            <text:p>September 18</text:p>
          </table:table-cell>
          <table:table-cell office:value-type="float" office:value="17068" calcext:value-type="float">
            <text:p>17068</text:p>
          </table:table-cell>
          <table:table-cell office:value-type="float" office:value="1" calcext:value-type="float">
            <text:p>1</text:p>
          </table:table-cell>
          <table:table-cell office:value-type="float" office:value="617992" calcext:value-type="float">
            <text:p>617992</text:p>
          </table:table-cell>
          <table:table-cell office:value-type="float" office:value="67339" calcext:value-type="float">
            <text:p>67339</text:p>
          </table:table-cell>
          <table:table-cell office:value-type="float" office:value="426859" calcext:value-type="float">
            <text:p>426859</text:p>
          </table:table-cell>
          <table:table-cell office:value-type="float" office:value="621495" calcext:value-type="float">
            <text:p>621495</text:p>
          </table:table-cell>
          <table:table-cell office:value-type="float" office:value="4776" calcext:value-type="float">
            <text:p>4776</text:p>
          </table:table-cell>
          <table:table-cell office:value-type="float" office:value="35" calcext:value-type="float">
            <text:p>35</text:p>
          </table:table-cell>
          <table:table-cell office:value-type="float" office:value="36630" calcext:value-type="float">
            <text:p>36630</text:p>
          </table:table-cell>
          <table:table-cell office:value-type="float" office:value="6880" calcext:value-type="float">
            <text:p>6880</text:p>
          </table:table-cell>
          <table:table-cell office:value-type="float" office:value="519" calcext:value-type="float">
            <text:p>519</text:p>
          </table:table-cell>
          <table:table-cell office:value-type="float" office:value="121031" calcext:value-type="float">
            <text:p>121031</text:p>
          </table:table-cell>
          <table:table-cell office:value-type="float" office:value="34649" calcext:value-type="float">
            <text:p>34649</text:p>
          </table:table-cell>
          <table:table-cell office:value-type="float" office:value="11304" calcext:value-type="float">
            <text:p>11304</text:p>
          </table:table-cell>
          <table:table-cell office:value-type="float" office:value="363" calcext:value-type="float">
            <text:p>363</text:p>
          </table:table-cell>
          <table:table-cell office:value-type="float" office:value="9293" calcext:value-type="float">
            <text:p>9293</text:p>
          </table:table-cell>
          <table:table-cell office:value-type="float" office:value="21059" calcext:value-type="float">
            <text:p>21059</text:p>
          </table:table-cell>
          <table:table-cell office:value-type="float" office:value="214321" calcext:value-type="float">
            <text:p>214321</text:p>
          </table:table-cell>
        </table:table-row>
        <table:table-row table:style-name="ro1">
          <table:table-cell office:value-type="date" office:date-value="2018-10-01" calcext:value-type="date">
            <text:p>October 18</text:p>
          </table:table-cell>
          <table:table-cell office:value-type="float" office:value="20401" calcext:value-type="float">
            <text:p>20401</text:p>
          </table:table-cell>
          <table:table-cell office:value-type="float" office:value="357" calcext:value-type="float">
            <text:p>357</text:p>
          </table:table-cell>
          <table:table-cell office:value-type="float" office:value="806084" calcext:value-type="float">
            <text:p>806084</text:p>
          </table:table-cell>
          <table:table-cell office:value-type="float" office:value="82037" calcext:value-type="float">
            <text:p>82037</text:p>
          </table:table-cell>
          <table:table-cell office:value-type="float" office:value="571173" calcext:value-type="float">
            <text:p>571173</text:p>
          </table:table-cell>
          <table:table-cell office:value-type="float" office:value="573474" calcext:value-type="float">
            <text:p>573474</text:p>
          </table:table-cell>
          <table:table-cell office:value-type="float" office:value="6882" calcext:value-type="float">
            <text:p>6882</text:p>
          </table:table-cell>
          <table:table-cell office:value-type="float" office:value="40" calcext:value-type="float">
            <text:p>40</text:p>
          </table:table-cell>
          <table:table-cell office:value-type="float" office:value="39509" calcext:value-type="float">
            <text:p>39509</text:p>
          </table:table-cell>
          <table:table-cell office:value-type="float" office:value="10207" calcext:value-type="float">
            <text:p>10207</text:p>
          </table:table-cell>
          <table:table-cell office:value-type="float" office:value="404" calcext:value-type="float">
            <text:p>404</text:p>
          </table:table-cell>
          <table:table-cell office:value-type="float" office:value="127484" calcext:value-type="float">
            <text:p>127484</text:p>
          </table:table-cell>
          <table:table-cell office:value-type="float" office:value="13427" calcext:value-type="float">
            <text:p>13427</text:p>
          </table:table-cell>
          <table:table-cell office:value-type="float" office:value="14102" calcext:value-type="float">
            <text:p>14102</text:p>
          </table:table-cell>
          <table:table-cell office:value-type="float" office:value="850" calcext:value-type="float">
            <text:p>850</text:p>
          </table:table-cell>
          <table:table-cell office:value-type="float" office:value="18142" calcext:value-type="float">
            <text:p>18142</text:p>
          </table:table-cell>
          <table:table-cell office:value-type="float" office:value="30919" calcext:value-type="float">
            <text:p>30919</text:p>
          </table:table-cell>
          <table:table-cell office:value-type="float" office:value="48524" calcext:value-type="float">
            <text:p>48524</text:p>
          </table:table-cell>
        </table:table-row>
        <table:table-row table:style-name="ro1">
          <table:table-cell office:value-type="date" office:date-value="2018-11-01" calcext:value-type="date">
            <text:p>November 18</text:p>
          </table:table-cell>
          <table:table-cell office:value-type="float" office:value="12995" calcext:value-type="float">
            <text:p>12995</text:p>
          </table:table-cell>
          <table:table-cell office:value-type="float" office:value="961" calcext:value-type="float">
            <text:p>961</text:p>
          </table:table-cell>
          <table:table-cell office:value-type="float" office:value="756509" calcext:value-type="float">
            <text:p>756509</text:p>
          </table:table-cell>
          <table:table-cell office:value-type="float" office:value="126777" calcext:value-type="float">
            <text:p>126777</text:p>
          </table:table-cell>
          <table:table-cell office:value-type="float" office:value="496735" calcext:value-type="float">
            <text:p>496735</text:p>
          </table:table-cell>
          <table:table-cell office:value-type="float" office:value="506939" calcext:value-type="float">
            <text:p>506939</text:p>
          </table:table-cell>
          <table:table-cell office:value-type="float" office:value="4395" calcext:value-type="float">
            <text:p>4395</text:p>
          </table:table-cell>
          <table:table-cell office:value-type="float" office:value="14" calcext:value-type="float">
            <text:p>14</text:p>
          </table:table-cell>
          <table:table-cell office:value-type="float" office:value="83622" calcext:value-type="float">
            <text:p>83622</text:p>
          </table:table-cell>
          <table:table-cell office:value-type="float" office:value="71783" calcext:value-type="float">
            <text:p>71783</text:p>
          </table:table-cell>
          <table:table-cell office:value-type="float" office:value="508" calcext:value-type="float">
            <text:p>508</text:p>
          </table:table-cell>
          <table:table-cell office:value-type="float" office:value="137794" calcext:value-type="float">
            <text:p>137794</text:p>
          </table:table-cell>
          <table:table-cell office:value-type="float" office:value="4561" calcext:value-type="float">
            <text:p>4561</text:p>
          </table:table-cell>
          <table:table-cell office:value-type="float" office:value="26533" calcext:value-type="float">
            <text:p>26533</text:p>
          </table:table-cell>
          <table:table-cell office:value-type="float" office:value="1258" calcext:value-type="float">
            <text:p>1258</text:p>
          </table:table-cell>
          <table:table-cell office:value-type="float" office:value="17308" calcext:value-type="float">
            <text:p>17308</text:p>
          </table:table-cell>
          <table:table-cell office:value-type="float" office:value="63207" calcext:value-type="float">
            <text:p>63207</text:p>
          </table:table-cell>
          <table:table-cell office:value-type="float" office:value="39464" calcext:value-type="float">
            <text:p>39464</text:p>
          </table:table-cell>
        </table:table-row>
        <table:table-row table:style-name="ro1">
          <table:table-cell office:value-type="date" office:date-value="2018-12-01" calcext:value-type="date">
            <text:p>December 18</text:p>
          </table:table-cell>
          <table:table-cell office:value-type="float" office:value="25263" calcext:value-type="float">
            <text:p>25263</text:p>
          </table:table-cell>
          <table:table-cell office:value-type="float" office:value="644" calcext:value-type="float">
            <text:p>644</text:p>
          </table:table-cell>
          <table:table-cell office:value-type="float" office:value="644223" calcext:value-type="float">
            <text:p>644223</text:p>
          </table:table-cell>
          <table:table-cell office:value-type="float" office:value="119514" calcext:value-type="float">
            <text:p>119514</text:p>
          </table:table-cell>
          <table:table-cell office:value-type="float" office:value="430803" calcext:value-type="float">
            <text:p>430803</text:p>
          </table:table-cell>
          <table:table-cell office:value-type="float" office:value="646647" calcext:value-type="float">
            <text:p>646647</text:p>
          </table:table-cell>
          <table:table-cell office:value-type="float" office:value="13230" calcext:value-type="float">
            <text:p>13230</text:p>
          </table:table-cell>
          <table:table-cell office:value-type="float" office:value="10" calcext:value-type="float">
            <text:p>10</text:p>
          </table:table-cell>
          <table:table-cell office:value-type="float" office:value="58658" calcext:value-type="float">
            <text:p>58658</text:p>
          </table:table-cell>
          <table:table-cell office:value-type="float" office:value="2100" calcext:value-type="float">
            <text:p>2100</text:p>
          </table:table-cell>
          <table:table-cell office:value-type="float" office:value="309" calcext:value-type="float">
            <text:p>309</text:p>
          </table:table-cell>
          <table:table-cell office:value-type="float" office:value="162864" calcext:value-type="float">
            <text:p>162864</text:p>
          </table:table-cell>
          <table:table-cell office:value-type="float" office:value="11951" calcext:value-type="float">
            <text:p>11951</text:p>
          </table:table-cell>
          <table:table-cell office:value-type="float" office:value="39879" calcext:value-type="float">
            <text:p>39879</text:p>
          </table:table-cell>
          <table:table-cell office:value-type="float" office:value="3271" calcext:value-type="float">
            <text:p>3271</text:p>
          </table:table-cell>
          <table:table-cell office:value-type="float" office:value="19667" calcext:value-type="float">
            <text:p>19667</text:p>
          </table:table-cell>
          <table:table-cell office:value-type="float" office:value="126982" calcext:value-type="float">
            <text:p>126982</text:p>
          </table:table-cell>
          <table:table-cell office:value-type="float" office:value="39209" calcext:value-type="float">
            <text:p>39209</text:p>
          </table:table-cell>
        </table:table-row>
        <table:table-row table:style-name="ro1">
          <table:table-cell office:value-type="date" office:date-value="2019-01-01" calcext:value-type="date">
            <text:p>January 19</text:p>
          </table:table-cell>
          <table:table-cell office:value-type="float" office:value="32156" calcext:value-type="float">
            <text:p>32156</text:p>
          </table:table-cell>
          <table:table-cell office:value-type="float" office:value="95" calcext:value-type="float">
            <text:p>95</text:p>
          </table:table-cell>
          <table:table-cell office:value-type="float" office:value="504044" calcext:value-type="float">
            <text:p>504044</text:p>
          </table:table-cell>
          <table:table-cell office:value-type="float" office:value="112666" calcext:value-type="float">
            <text:p>112666</text:p>
          </table:table-cell>
          <table:table-cell office:value-type="float" office:value="436641" calcext:value-type="float">
            <text:p>436641</text:p>
          </table:table-cell>
          <table:table-cell office:value-type="float" office:value="696875" calcext:value-type="float">
            <text:p>696875</text:p>
          </table:table-cell>
          <table:table-cell office:value-type="float" office:value="153000" calcext:value-type="float">
            <text:p>153000</text:p>
          </table:table-cell>
          <table:table-cell office:value-type="float" office:value="17" calcext:value-type="float">
            <text:p>17</text:p>
          </table:table-cell>
          <table:table-cell office:value-type="float" office:value="16959" calcext:value-type="float">
            <text:p>16959</text:p>
          </table:table-cell>
          <table:table-cell office:value-type="float" office:value="4106" calcext:value-type="float">
            <text:p>4106</text:p>
          </table:table-cell>
          <table:table-cell office:value-type="float" office:value="344" calcext:value-type="float">
            <text:p>344</text:p>
          </table:table-cell>
          <table:table-cell office:value-type="float" office:value="153837" calcext:value-type="float">
            <text:p>153837</text:p>
          </table:table-cell>
          <table:table-cell office:value-type="float" office:value="24239" calcext:value-type="float">
            <text:p>24239</text:p>
          </table:table-cell>
          <table:table-cell office:value-type="float" office:value="59325" calcext:value-type="float">
            <text:p>59325</text:p>
          </table:table-cell>
          <table:table-cell office:value-type="float" office:value="11734" calcext:value-type="float">
            <text:p>11734</text:p>
          </table:table-cell>
          <table:table-cell office:value-type="float" office:value="26561" calcext:value-type="float">
            <text:p>26561</text:p>
          </table:table-cell>
          <table:table-cell office:value-type="float" office:value="21237" calcext:value-type="float">
            <text:p>21237</text:p>
          </table:table-cell>
          <table:table-cell office:value-type="float" office:value="52352" calcext:value-type="float">
            <text:p>52352</text:p>
          </table:table-cell>
        </table:table-row>
        <table:table-row table:style-name="ro1">
          <table:table-cell office:value-type="date" office:date-value="2019-02-01" calcext:value-type="date">
            <text:p>February 19</text:p>
          </table:table-cell>
          <table:table-cell office:value-type="float" office:value="31418" calcext:value-type="float">
            <text:p>31418</text:p>
          </table:table-cell>
          <table:table-cell office:value-type="float" office:value="204" calcext:value-type="float">
            <text:p>204</text:p>
          </table:table-cell>
          <table:table-cell office:value-type="float" office:value="556675" calcext:value-type="float">
            <text:p>556675</text:p>
          </table:table-cell>
          <table:table-cell office:value-type="float" office:value="170225" calcext:value-type="float">
            <text:p>170225</text:p>
          </table:table-cell>
          <table:table-cell office:value-type="float" office:value="340068" calcext:value-type="float">
            <text:p>340068</text:p>
          </table:table-cell>
          <table:table-cell office:value-type="float" office:value="553915" calcext:value-type="float">
            <text:p>553915</text:p>
          </table:table-cell>
          <table:table-cell office:value-type="float" office:value="6625" calcext:value-type="float">
            <text:p>6625</text:p>
          </table:table-cell>
          <table:table-cell office:value-type="float" office:value="14" calcext:value-type="float">
            <text:p>14</text:p>
          </table:table-cell>
          <table:table-cell office:value-type="float" office:value="18167" calcext:value-type="float">
            <text:p>18167</text:p>
          </table:table-cell>
          <table:table-cell office:value-type="float" office:value="2700" calcext:value-type="float">
            <text:p>2700</text:p>
          </table:table-cell>
          <table:table-cell office:value-type="float" office:value="242" calcext:value-type="float">
            <text:p>242</text:p>
          </table:table-cell>
          <table:table-cell office:value-type="float" office:value="130600" calcext:value-type="float">
            <text:p>130600</text:p>
          </table:table-cell>
          <table:table-cell office:value-type="float" office:value="34377" calcext:value-type="float">
            <text:p>34377</text:p>
          </table:table-cell>
          <table:table-cell office:value-type="float" office:value="48610" calcext:value-type="float">
            <text:p>48610</text:p>
          </table:table-cell>
          <table:table-cell office:value-type="float" office:value="7186" calcext:value-type="float">
            <text:p>7186</text:p>
          </table:table-cell>
          <table:table-cell office:value-type="float" office:value="18425" calcext:value-type="float">
            <text:p>18425</text:p>
          </table:table-cell>
          <table:table-cell office:value-type="float" office:value="31552" calcext:value-type="float">
            <text:p>31552</text:p>
          </table:table-cell>
          <table:table-cell office:value-type="float" office:value="63519" calcext:value-type="float">
            <text:p>63519</text:p>
          </table:table-cell>
        </table:table-row>
        <table:table-row table:style-name="ro1">
          <table:table-cell office:value-type="date" office:date-value="2019-03-01" calcext:value-type="date">
            <text:p>March 19</text:p>
          </table:table-cell>
          <table:table-cell office:value-type="float" office:value="42364" calcext:value-type="float">
            <text:p>42364</text:p>
          </table:table-cell>
          <table:table-cell office:value-type="float" office:value="216" calcext:value-type="float">
            <text:p>216</text:p>
          </table:table-cell>
          <table:table-cell office:value-type="float" office:value="695751" calcext:value-type="float">
            <text:p>695751</text:p>
          </table:table-cell>
          <table:table-cell office:value-type="float" office:value="308368" calcext:value-type="float">
            <text:p>308368</text:p>
          </table:table-cell>
          <table:table-cell office:value-type="float" office:value="463305" calcext:value-type="float">
            <text:p>463305</text:p>
          </table:table-cell>
          <table:table-cell office:value-type="float" office:value="807902" calcext:value-type="float">
            <text:p>807902</text:p>
          </table:table-cell>
          <table:table-cell office:value-type="float" office:value="6001" calcext:value-type="float">
            <text:p>6001</text:p>
          </table:table-cell>
          <table:table-cell office:value-type="float" office:value="17" calcext:value-type="float">
            <text:p>17</text:p>
          </table:table-cell>
          <table:table-cell office:value-type="float" office:value="24038" calcext:value-type="float">
            <text:p>24038</text:p>
          </table:table-cell>
          <table:table-cell office:value-type="float" office:value="4997" calcext:value-type="float">
            <text:p>4997</text:p>
          </table:table-cell>
          <table:table-cell/>
          <table:table-cell office:value-type="float" office:value="106044" calcext:value-type="float">
            <text:p>106044</text:p>
          </table:table-cell>
          <table:table-cell office:value-type="float" office:value="69774" calcext:value-type="float">
            <text:p>69774</text:p>
          </table:table-cell>
          <table:table-cell office:value-type="float" office:value="84531" calcext:value-type="float">
            <text:p>84531</text:p>
          </table:table-cell>
          <table:table-cell office:value-type="float" office:value="7943" calcext:value-type="float">
            <text:p>7943</text:p>
          </table:table-cell>
          <table:table-cell office:value-type="float" office:value="25566" calcext:value-type="float">
            <text:p>25566</text:p>
          </table:table-cell>
          <table:table-cell office:value-type="float" office:value="24575" calcext:value-type="float">
            <text:p>24575</text:p>
          </table:table-cell>
          <table:table-cell office:value-type="float" office:value="108921" calcext:value-type="float">
            <text:p>108921</text:p>
          </table:table-cell>
        </table:table-row>
        <table:table-row table:style-name="ro1">
          <table:table-cell office:value-type="date" office:date-value="2019-04-01" calcext:value-type="date">
            <text:p>April 19</text:p>
          </table:table-cell>
          <table:table-cell office:value-type="float" office:value="33577" calcext:value-type="float">
            <text:p>33577</text:p>
          </table:table-cell>
          <table:table-cell office:value-type="float" office:value="207" calcext:value-type="float">
            <text:p>207</text:p>
          </table:table-cell>
          <table:table-cell office:value-type="float" office:value="712655" calcext:value-type="float">
            <text:p>712655</text:p>
          </table:table-cell>
          <table:table-cell office:value-type="float" office:value="219033" calcext:value-type="float">
            <text:p>219033</text:p>
          </table:table-cell>
          <table:table-cell office:value-type="float" office:value="452934" calcext:value-type="float">
            <text:p>452934</text:p>
          </table:table-cell>
          <table:table-cell office:value-type="float" office:value="515587" calcext:value-type="float">
            <text:p>515587</text:p>
          </table:table-cell>
          <table:table-cell office:value-type="float" office:value="8925" calcext:value-type="float">
            <text:p>8925</text:p>
          </table:table-cell>
          <table:table-cell office:value-type="float" office:value="10" calcext:value-type="float">
            <text:p>10</text:p>
          </table:table-cell>
          <table:table-cell office:value-type="float" office:value="57074" calcext:value-type="float">
            <text:p>57074</text:p>
          </table:table-cell>
          <table:table-cell office:value-type="float" office:value="4603" calcext:value-type="float">
            <text:p>4603</text:p>
          </table:table-cell>
          <table:table-cell/>
          <table:table-cell office:value-type="float" office:value="92864" calcext:value-type="float">
            <text:p>92864</text:p>
          </table:table-cell>
          <table:table-cell office:value-type="float" office:value="118244" calcext:value-type="float">
            <text:p>118244</text:p>
          </table:table-cell>
          <table:table-cell office:value-type="float" office:value="58625" calcext:value-type="float">
            <text:p>58625</text:p>
          </table:table-cell>
          <table:table-cell office:value-type="float" office:value="6343" calcext:value-type="float">
            <text:p>6343</text:p>
          </table:table-cell>
          <table:table-cell office:value-type="float" office:value="38242" calcext:value-type="float">
            <text:p>38242</text:p>
          </table:table-cell>
          <table:table-cell office:value-type="float" office:value="18019" calcext:value-type="float">
            <text:p>18019</text:p>
          </table:table-cell>
          <table:table-cell office:value-type="float" office:value="121312" calcext:value-type="float">
            <text:p>121312</text:p>
          </table:table-cell>
        </table:table-row>
        <table:table-row table:style-name="ro1">
          <table:table-cell office:value-type="date" office:date-value="2019-05-01" calcext:value-type="date">
            <text:p>May 19</text:p>
          </table:table-cell>
          <table:table-cell office:value-type="float" office:value="32800" calcext:value-type="float">
            <text:p>32800</text:p>
          </table:table-cell>
          <table:table-cell office:value-type="float" office:value="57" calcext:value-type="float">
            <text:p>57</text:p>
          </table:table-cell>
          <table:table-cell office:value-type="float" office:value="773331" calcext:value-type="float">
            <text:p>773331</text:p>
          </table:table-cell>
          <table:table-cell office:value-type="float" office:value="189259" calcext:value-type="float">
            <text:p>189259</text:p>
          </table:table-cell>
          <table:table-cell office:value-type="float" office:value="557280" calcext:value-type="float">
            <text:p>557280</text:p>
          </table:table-cell>
          <table:table-cell office:value-type="float" office:value="432929" calcext:value-type="float">
            <text:p>432929</text:p>
          </table:table-cell>
          <table:table-cell office:value-type="float" office:value="6517" calcext:value-type="float">
            <text:p>6517</text:p>
          </table:table-cell>
          <table:table-cell office:value-type="float" office:value="9" calcext:value-type="float">
            <text:p>9</text:p>
          </table:table-cell>
          <table:table-cell office:value-type="float" office:value="139323" calcext:value-type="float">
            <text:p>139323</text:p>
          </table:table-cell>
          <table:table-cell office:value-type="float" office:value="4447" calcext:value-type="float">
            <text:p>4447</text:p>
          </table:table-cell>
          <table:table-cell/>
          <table:table-cell office:value-type="float" office:value="66990" calcext:value-type="float">
            <text:p>66990</text:p>
          </table:table-cell>
          <table:table-cell office:value-type="float" office:value="37877" calcext:value-type="float">
            <text:p>37877</text:p>
          </table:table-cell>
          <table:table-cell office:value-type="float" office:value="62240" calcext:value-type="float">
            <text:p>62240</text:p>
          </table:table-cell>
          <table:table-cell office:value-type="float" office:value="27909" calcext:value-type="float">
            <text:p>27909</text:p>
          </table:table-cell>
          <table:table-cell office:value-type="float" office:value="58824" calcext:value-type="float">
            <text:p>58824</text:p>
          </table:table-cell>
          <table:table-cell office:value-type="float" office:value="17321" calcext:value-type="float">
            <text:p>17321</text:p>
          </table:table-cell>
          <table:table-cell office:value-type="float" office:value="194680" calcext:value-type="float">
            <text:p>194680</text:p>
          </table:table-cell>
        </table:table-row>
        <table:table-row table:style-name="ro1">
          <table:table-cell office:value-type="date" office:date-value="2019-06-01" calcext:value-type="date">
            <text:p>June 19</text:p>
          </table:table-cell>
          <table:table-cell office:value-type="float" office:value="37545" calcext:value-type="float">
            <text:p>37545</text:p>
          </table:table-cell>
          <table:table-cell office:value-type="float" office:value="54" calcext:value-type="float">
            <text:p>54</text:p>
          </table:table-cell>
          <table:table-cell office:value-type="float" office:value="856133" calcext:value-type="float">
            <text:p>856133</text:p>
          </table:table-cell>
          <table:table-cell office:value-type="float" office:value="207368" calcext:value-type="float">
            <text:p>207368</text:p>
          </table:table-cell>
          <table:table-cell office:value-type="float" office:value="405188" calcext:value-type="float">
            <text:p>405188</text:p>
          </table:table-cell>
          <table:table-cell office:value-type="float" office:value="465188" calcext:value-type="float">
            <text:p>465188</text:p>
          </table:table-cell>
          <table:table-cell office:value-type="float" office:value="10675" calcext:value-type="float">
            <text:p>10675</text:p>
          </table:table-cell>
          <table:table-cell office:value-type="float" office:value="8" calcext:value-type="float">
            <text:p>8</text:p>
          </table:table-cell>
          <table:table-cell office:value-type="float" office:value="180440" calcext:value-type="float">
            <text:p>180440</text:p>
          </table:table-cell>
          <table:table-cell office:value-type="float" office:value="5849" calcext:value-type="float">
            <text:p>5849</text:p>
          </table:table-cell>
          <table:table-cell/>
          <table:table-cell office:value-type="float" office:value="65629" calcext:value-type="float">
            <text:p>65629</text:p>
          </table:table-cell>
          <table:table-cell office:value-type="float" office:value="38278" calcext:value-type="float">
            <text:p>38278</text:p>
          </table:table-cell>
          <table:table-cell office:value-type="float" office:value="35604" calcext:value-type="float">
            <text:p>35604</text:p>
          </table:table-cell>
          <table:table-cell office:value-type="float" office:value="64180" calcext:value-type="float">
            <text:p>64180</text:p>
          </table:table-cell>
          <table:table-cell office:value-type="float" office:value="48292" calcext:value-type="float">
            <text:p>48292</text:p>
          </table:table-cell>
          <table:table-cell office:value-type="float" office:value="25070" calcext:value-type="float">
            <text:p>25070</text:p>
          </table:table-cell>
          <table:table-cell office:value-type="float" office:value="125675" calcext:value-type="float">
            <text:p>125675</text:p>
          </table:table-cell>
        </table:table-row>
        <table:table-row table:style-name="ro1">
          <table:table-cell office:value-type="date" office:date-value="2019-07-01" calcext:value-type="date">
            <text:p>July 19</text:p>
          </table:table-cell>
          <table:table-cell office:value-type="float" office:value="26757" calcext:value-type="float">
            <text:p>26757</text:p>
          </table:table-cell>
          <table:table-cell office:value-type="float" office:value="49" calcext:value-type="float">
            <text:p>49</text:p>
          </table:table-cell>
          <table:table-cell office:value-type="float" office:value="852025" calcext:value-type="float">
            <text:p>852025</text:p>
          </table:table-cell>
          <table:table-cell office:value-type="float" office:value="208310" calcext:value-type="float">
            <text:p>208310</text:p>
          </table:table-cell>
          <table:table-cell office:value-type="float" office:value="259182" calcext:value-type="float">
            <text:p>259182</text:p>
          </table:table-cell>
          <table:table-cell office:value-type="float" office:value="485536" calcext:value-type="float">
            <text:p>485536</text:p>
          </table:table-cell>
          <table:table-cell office:value-type="float" office:value="15317" calcext:value-type="float">
            <text:p>15317</text:p>
          </table:table-cell>
          <table:table-cell office:value-type="float" office:value="34" calcext:value-type="float">
            <text:p>34</text:p>
          </table:table-cell>
          <table:table-cell office:value-type="float" office:value="104896" calcext:value-type="float">
            <text:p>104896</text:p>
          </table:table-cell>
          <table:table-cell office:value-type="float" office:value="3612" calcext:value-type="float">
            <text:p>3612</text:p>
          </table:table-cell>
          <table:table-cell/>
          <table:table-cell office:value-type="float" office:value="46732" calcext:value-type="float">
            <text:p>46732</text:p>
          </table:table-cell>
          <table:table-cell office:value-type="float" office:value="22560" calcext:value-type="float">
            <text:p>22560</text:p>
          </table:table-cell>
          <table:table-cell office:value-type="float" office:value="39153" calcext:value-type="float">
            <text:p>39153</text:p>
          </table:table-cell>
          <table:table-cell office:value-type="float" office:value="73360" calcext:value-type="float">
            <text:p>73360</text:p>
          </table:table-cell>
          <table:table-cell office:value-type="float" office:value="26733" calcext:value-type="float">
            <text:p>26733</text:p>
          </table:table-cell>
          <table:table-cell office:value-type="float" office:value="16227" calcext:value-type="float">
            <text:p>16227</text:p>
          </table:table-cell>
          <table:table-cell office:value-type="float" office:value="90778" calcext:value-type="float">
            <text:p>90778</text:p>
          </table:table-cell>
        </table:table-row>
        <table:table-row table:style-name="ro1">
          <table:table-cell office:value-type="date" office:date-value="2019-08-01" calcext:value-type="date">
            <text:p>August 19</text:p>
          </table:table-cell>
          <table:table-cell office:value-type="float" office:value="24938" calcext:value-type="float">
            <text:p>24938</text:p>
          </table:table-cell>
          <table:table-cell office:value-type="float" office:value="66" calcext:value-type="float">
            <text:p>66</text:p>
          </table:table-cell>
          <table:table-cell office:value-type="float" office:value="540451" calcext:value-type="float">
            <text:p>540451</text:p>
          </table:table-cell>
          <table:table-cell office:value-type="float" office:value="297999" calcext:value-type="float">
            <text:p>297999</text:p>
          </table:table-cell>
          <table:table-cell office:value-type="float" office:value="290200" calcext:value-type="float">
            <text:p>290200</text:p>
          </table:table-cell>
          <table:table-cell office:value-type="float" office:value="484842" calcext:value-type="float">
            <text:p>484842</text:p>
          </table:table-cell>
          <table:table-cell office:value-type="float" office:value="7077" calcext:value-type="float">
            <text:p>7077</text:p>
          </table:table-cell>
          <table:table-cell office:value-type="float" office:value="8" calcext:value-type="float">
            <text:p>8</text:p>
          </table:table-cell>
          <table:table-cell office:value-type="float" office:value="26196" calcext:value-type="float">
            <text:p>26196</text:p>
          </table:table-cell>
          <table:table-cell office:value-type="float" office:value="3901" calcext:value-type="float">
            <text:p>3901</text:p>
          </table:table-cell>
          <table:table-cell/>
          <table:table-cell office:value-type="float" office:value="60580" calcext:value-type="float">
            <text:p>60580</text:p>
          </table:table-cell>
          <table:table-cell office:value-type="float" office:value="18153" calcext:value-type="float">
            <text:p>18153</text:p>
          </table:table-cell>
          <table:table-cell office:value-type="float" office:value="35478" calcext:value-type="float">
            <text:p>35478</text:p>
          </table:table-cell>
          <table:table-cell office:value-type="float" office:value="52980" calcext:value-type="float">
            <text:p>52980</text:p>
          </table:table-cell>
          <table:table-cell office:value-type="float" office:value="23379" calcext:value-type="float">
            <text:p>23379</text:p>
          </table:table-cell>
          <table:table-cell office:value-type="float" office:value="15142" calcext:value-type="float">
            <text:p>15142</text:p>
          </table:table-cell>
          <table:table-cell office:value-type="float" office:value="78538" calcext:value-type="float">
            <text:p>78538</text:p>
          </table:table-cell>
        </table:table-row>
        <table:table-row table:style-name="ro1">
          <table:table-cell office:value-type="date" office:date-value="2019-09-01" calcext:value-type="date">
            <text:p>September 19</text:p>
          </table:table-cell>
          <table:table-cell office:value-type="float" office:value="23668" calcext:value-type="float">
            <text:p>23668</text:p>
          </table:table-cell>
          <table:table-cell office:value-type="float" office:value="57" calcext:value-type="float">
            <text:p>57</text:p>
          </table:table-cell>
          <table:table-cell office:value-type="float" office:value="432591" calcext:value-type="float">
            <text:p>432591</text:p>
          </table:table-cell>
          <table:table-cell office:value-type="float" office:value="264950" calcext:value-type="float">
            <text:p>264950</text:p>
          </table:table-cell>
          <table:table-cell office:value-type="float" office:value="224403" calcext:value-type="float">
            <text:p>224403</text:p>
          </table:table-cell>
          <table:table-cell office:value-type="float" office:value="229434" calcext:value-type="float">
            <text:p>229434</text:p>
          </table:table-cell>
          <table:table-cell office:value-type="float" office:value="6394" calcext:value-type="float">
            <text:p>6394</text:p>
          </table:table-cell>
          <table:table-cell/>
          <table:table-cell office:value-type="float" office:value="78478" calcext:value-type="float">
            <text:p>78478</text:p>
          </table:table-cell>
          <table:table-cell office:value-type="float" office:value="5118" calcext:value-type="float">
            <text:p>5118</text:p>
          </table:table-cell>
          <table:table-cell table:number-columns-repeated="2"/>
          <table:table-cell office:value-type="float" office:value="16062" calcext:value-type="float">
            <text:p>16062</text:p>
          </table:table-cell>
          <table:table-cell office:value-type="float" office:value="12447" calcext:value-type="float">
            <text:p>12447</text:p>
          </table:table-cell>
          <table:table-cell office:value-type="float" office:value="52525" calcext:value-type="float">
            <text:p>52525</text:p>
          </table:table-cell>
          <table:table-cell office:value-type="float" office:value="31452" calcext:value-type="float">
            <text:p>31452</text:p>
          </table:table-cell>
          <table:table-cell office:value-type="float" office:value="11488" calcext:value-type="float">
            <text:p>11488</text:p>
          </table:table-cell>
          <table:table-cell office:value-type="float" office:value="55858" calcext:value-type="float">
            <text:p>55858</text:p>
          </table:table-cell>
        </table:table-row>
        <table:table-row table:style-name="ro1">
          <table:table-cell office:value-type="date" office:date-value="2019-10-01" calcext:value-type="date">
            <text:p>October 19</text:p>
          </table:table-cell>
          <table:table-cell office:value-type="float" office:value="32881" calcext:value-type="float">
            <text:p>32881</text:p>
          </table:table-cell>
          <table:table-cell office:value-type="float" office:value="337" calcext:value-type="float">
            <text:p>337</text:p>
          </table:table-cell>
          <table:table-cell office:value-type="float" office:value="491780" calcext:value-type="float">
            <text:p>491780</text:p>
          </table:table-cell>
          <table:table-cell office:value-type="float" office:value="221829" calcext:value-type="float">
            <text:p>221829</text:p>
          </table:table-cell>
          <table:table-cell office:value-type="float" office:value="307661" calcext:value-type="float">
            <text:p>307661</text:p>
          </table:table-cell>
          <table:table-cell office:value-type="float" office:value="514826" calcext:value-type="float">
            <text:p>514826</text:p>
          </table:table-cell>
          <table:table-cell office:value-type="float" office:value="6332" calcext:value-type="float">
            <text:p>6332</text:p>
          </table:table-cell>
          <table:table-cell/>
          <table:table-cell office:value-type="float" office:value="343960" calcext:value-type="float">
            <text:p>343960</text:p>
          </table:table-cell>
          <table:table-cell office:value-type="float" office:value="3929" calcext:value-type="float">
            <text:p>3929</text:p>
          </table:table-cell>
          <table:table-cell table:number-columns-repeated="2"/>
          <table:table-cell office:value-type="float" office:value="13387" calcext:value-type="float">
            <text:p>13387</text:p>
          </table:table-cell>
          <table:table-cell office:value-type="float" office:value="38434" calcext:value-type="float">
            <text:p>38434</text:p>
          </table:table-cell>
          <table:table-cell office:value-type="float" office:value="75052" calcext:value-type="float">
            <text:p>75052</text:p>
          </table:table-cell>
          <table:table-cell office:value-type="float" office:value="21239" calcext:value-type="float">
            <text:p>21239</text:p>
          </table:table-cell>
          <table:table-cell office:value-type="float" office:value="14558" calcext:value-type="float">
            <text:p>14558</text:p>
          </table:table-cell>
          <table:table-cell office:value-type="float" office:value="63378" calcext:value-type="float">
            <text:p>63378</text:p>
          </table:table-cell>
        </table:table-row>
        <table:table-row table:style-name="ro1">
          <table:table-cell office:value-type="date" office:date-value="2019-11-01" calcext:value-type="date">
            <text:p>November 19</text:p>
          </table:table-cell>
          <table:table-cell office:value-type="float" office:value="35325" calcext:value-type="float">
            <text:p>35325</text:p>
          </table:table-cell>
          <table:table-cell office:value-type="float" office:value="294" calcext:value-type="float">
            <text:p>294</text:p>
          </table:table-cell>
          <table:table-cell office:value-type="float" office:value="491193" calcext:value-type="float">
            <text:p>491193</text:p>
          </table:table-cell>
          <table:table-cell office:value-type="float" office:value="205673" calcext:value-type="float">
            <text:p>205673</text:p>
          </table:table-cell>
          <table:table-cell office:value-type="float" office:value="305777" calcext:value-type="float">
            <text:p>305777</text:p>
          </table:table-cell>
          <table:table-cell office:value-type="float" office:value="479481" calcext:value-type="float">
            <text:p>479481</text:p>
          </table:table-cell>
          <table:table-cell office:value-type="float" office:value="8032" calcext:value-type="float">
            <text:p>8032</text:p>
          </table:table-cell>
          <table:table-cell/>
          <table:table-cell office:value-type="float" office:value="471074" calcext:value-type="float">
            <text:p>471074</text:p>
          </table:table-cell>
          <table:table-cell office:value-type="float" office:value="3814" calcext:value-type="float">
            <text:p>3814</text:p>
          </table:table-cell>
          <table:table-cell table:number-columns-repeated="2"/>
          <table:table-cell office:value-type="float" office:value="11386" calcext:value-type="float">
            <text:p>11386</text:p>
          </table:table-cell>
          <table:table-cell office:value-type="float" office:value="22329" calcext:value-type="float">
            <text:p>22329</text:p>
          </table:table-cell>
          <table:table-cell office:value-type="float" office:value="56816" calcext:value-type="float">
            <text:p>56816</text:p>
          </table:table-cell>
          <table:table-cell office:value-type="float" office:value="17866" calcext:value-type="float">
            <text:p>17866</text:p>
          </table:table-cell>
          <table:table-cell office:value-type="float" office:value="16614" calcext:value-type="float">
            <text:p>16614</text:p>
          </table:table-cell>
          <table:table-cell office:value-type="float" office:value="74355" calcext:value-type="float">
            <text:p>74355</text:p>
          </table:table-cell>
        </table:table-row>
        <table:table-row table:style-name="ro1">
          <table:table-cell office:value-type="date" office:date-value="2019-12-01" calcext:value-type="date">
            <text:p>December 19</text:p>
          </table:table-cell>
          <table:table-cell office:value-type="float" office:value="140498" calcext:value-type="float">
            <text:p>140498</text:p>
          </table:table-cell>
          <table:table-cell office:value-type="float" office:value="468" calcext:value-type="float">
            <text:p>468</text:p>
          </table:table-cell>
          <table:table-cell office:value-type="float" office:value="440274" calcext:value-type="float">
            <text:p>440274</text:p>
          </table:table-cell>
          <table:table-cell office:value-type="float" office:value="261925" calcext:value-type="float">
            <text:p>261925</text:p>
          </table:table-cell>
          <table:table-cell office:value-type="float" office:value="229173" calcext:value-type="float">
            <text:p>229173</text:p>
          </table:table-cell>
          <table:table-cell office:value-type="float" office:value="544753" calcext:value-type="float">
            <text:p>544753</text:p>
          </table:table-cell>
          <table:table-cell office:value-type="float" office:value="5359" calcext:value-type="float">
            <text:p>5359</text:p>
          </table:table-cell>
          <table:table-cell/>
          <table:table-cell office:value-type="float" office:value="873241" calcext:value-type="float">
            <text:p>873241</text:p>
          </table:table-cell>
          <table:table-cell office:value-type="float" office:value="2918" calcext:value-type="float">
            <text:p>2918</text:p>
          </table:table-cell>
          <table:table-cell table:number-columns-repeated="2"/>
          <table:table-cell office:value-type="float" office:value="11240" calcext:value-type="float">
            <text:p>11240</text:p>
          </table:table-cell>
          <table:table-cell office:value-type="float" office:value="11693" calcext:value-type="float">
            <text:p>11693</text:p>
          </table:table-cell>
          <table:table-cell office:value-type="float" office:value="46517" calcext:value-type="float">
            <text:p>46517</text:p>
          </table:table-cell>
          <table:table-cell office:value-type="float" office:value="12354" calcext:value-type="float">
            <text:p>12354</text:p>
          </table:table-cell>
          <table:table-cell office:value-type="float" office:value="16058" calcext:value-type="float">
            <text:p>16058</text:p>
          </table:table-cell>
          <table:table-cell office:value-type="float" office:value="62235" calcext:value-type="float">
            <text:p>62235</text:p>
          </table:table-cell>
        </table:table-row>
        <table:table-row table:style-name="ro1">
          <table:table-cell office:value-type="date" office:date-value="2020-01-01" calcext:value-type="date">
            <text:p>January 20</text:p>
          </table:table-cell>
          <table:table-cell office:value-type="float" office:value="31739" calcext:value-type="float">
            <text:p>31739</text:p>
          </table:table-cell>
          <table:table-cell office:value-type="float" office:value="428" calcext:value-type="float">
            <text:p>428</text:p>
          </table:table-cell>
          <table:table-cell office:value-type="float" office:value="581293" calcext:value-type="float">
            <text:p>581293</text:p>
          </table:table-cell>
          <table:table-cell office:value-type="float" office:value="979762" calcext:value-type="float">
            <text:p>979762</text:p>
          </table:table-cell>
          <table:table-cell office:value-type="float" office:value="266175" calcext:value-type="float">
            <text:p>266175</text:p>
          </table:table-cell>
          <table:table-cell office:value-type="float" office:value="655072" calcext:value-type="float">
            <text:p>655072</text:p>
          </table:table-cell>
          <table:table-cell office:value-type="float" office:value="6428" calcext:value-type="float">
            <text:p>6428</text:p>
          </table:table-cell>
          <table:table-cell/>
          <table:table-cell office:value-type="float" office:value="1264207" calcext:value-type="float">
            <text:p>1264207</text:p>
          </table:table-cell>
          <table:table-cell office:value-type="float" office:value="2148" calcext:value-type="float">
            <text:p>2148</text:p>
          </table:table-cell>
          <table:table-cell table:number-columns-repeated="2"/>
          <table:table-cell office:value-type="float" office:value="15967" calcext:value-type="float">
            <text:p>15967</text:p>
          </table:table-cell>
          <table:table-cell office:value-type="float" office:value="18868" calcext:value-type="float">
            <text:p>18868</text:p>
          </table:table-cell>
          <table:table-cell office:value-type="float" office:value="62889" calcext:value-type="float">
            <text:p>62889</text:p>
          </table:table-cell>
          <table:table-cell office:value-type="float" office:value="14453" calcext:value-type="float">
            <text:p>14453</text:p>
          </table:table-cell>
          <table:table-cell office:value-type="float" office:value="18423" calcext:value-type="float">
            <text:p>18423</text:p>
          </table:table-cell>
          <table:table-cell office:value-type="float" office:value="67351" calcext:value-type="float">
            <text:p>67351</text:p>
          </table:table-cell>
        </table:table-row>
        <table:table-row table:style-name="ro1">
          <table:table-cell office:value-type="date" office:date-value="2020-02-01" calcext:value-type="date">
            <text:p>February 20</text:p>
          </table:table-cell>
          <table:table-cell office:value-type="float" office:value="49339" calcext:value-type="float">
            <text:p>49339</text:p>
          </table:table-cell>
          <table:table-cell office:value-type="float" office:value="773" calcext:value-type="float">
            <text:p>773</text:p>
          </table:table-cell>
          <table:table-cell office:value-type="float" office:value="642812" calcext:value-type="float">
            <text:p>642812</text:p>
          </table:table-cell>
          <table:table-cell office:value-type="float" office:value="363564" calcext:value-type="float">
            <text:p>363564</text:p>
          </table:table-cell>
          <table:table-cell office:value-type="float" office:value="196242" calcext:value-type="float">
            <text:p>196242</text:p>
          </table:table-cell>
          <table:table-cell office:value-type="float" office:value="575342" calcext:value-type="float">
            <text:p>575342</text:p>
          </table:table-cell>
          <table:table-cell office:value-type="float" office:value="10488" calcext:value-type="float">
            <text:p>10488</text:p>
          </table:table-cell>
          <table:table-cell/>
          <table:table-cell office:value-type="float" office:value="757779" calcext:value-type="float">
            <text:p>757779</text:p>
          </table:table-cell>
          <table:table-cell office:value-type="float" office:value="4191" calcext:value-type="float">
            <text:p>4191</text:p>
          </table:table-cell>
          <table:table-cell table:number-columns-repeated="2"/>
          <table:table-cell office:value-type="float" office:value="15204" calcext:value-type="float">
            <text:p>15204</text:p>
          </table:table-cell>
          <table:table-cell office:value-type="float" office:value="42225" calcext:value-type="float">
            <text:p>42225</text:p>
          </table:table-cell>
          <table:table-cell office:value-type="float" office:value="107518" calcext:value-type="float">
            <text:p>107518</text:p>
          </table:table-cell>
          <table:table-cell office:value-type="float" office:value="28693" calcext:value-type="float">
            <text:p>28693</text:p>
          </table:table-cell>
          <table:table-cell office:value-type="float" office:value="28103" calcext:value-type="float">
            <text:p>28103</text:p>
          </table:table-cell>
          <table:table-cell office:value-type="float" office:value="105068" calcext:value-type="float">
            <text:p>105068</text:p>
          </table:table-cell>
        </table:table-row>
        <table:table-row table:style-name="ro1">
          <table:table-cell office:value-type="date" office:date-value="2020-03-01" calcext:value-type="date">
            <text:p>March 20</text:p>
          </table:table-cell>
          <table:table-cell office:value-type="float" office:value="46943" calcext:value-type="float">
            <text:p>46943</text:p>
          </table:table-cell>
          <table:table-cell office:value-type="float" office:value="463" calcext:value-type="float">
            <text:p>463</text:p>
          </table:table-cell>
          <table:table-cell office:value-type="float" office:value="638746" calcext:value-type="float">
            <text:p>638746</text:p>
          </table:table-cell>
          <table:table-cell office:value-type="float" office:value="435552" calcext:value-type="float">
            <text:p>435552</text:p>
          </table:table-cell>
          <table:table-cell office:value-type="float" office:value="259681" calcext:value-type="float">
            <text:p>259681</text:p>
          </table:table-cell>
          <table:table-cell office:value-type="float" office:value="534322" calcext:value-type="float">
            <text:p>534322</text:p>
          </table:table-cell>
          <table:table-cell office:value-type="float" office:value="6955" calcext:value-type="float">
            <text:p>6955</text:p>
          </table:table-cell>
          <table:table-cell/>
          <table:table-cell office:value-type="float" office:value="229151" calcext:value-type="float">
            <text:p>229151</text:p>
          </table:table-cell>
          <table:table-cell office:value-type="float" office:value="1933" calcext:value-type="float">
            <text:p>1933</text:p>
          </table:table-cell>
          <table:table-cell table:number-columns-repeated="2"/>
          <table:table-cell office:value-type="float" office:value="11019" calcext:value-type="float">
            <text:p>11019</text:p>
          </table:table-cell>
          <table:table-cell office:value-type="float" office:value="25525" calcext:value-type="float">
            <text:p>25525</text:p>
          </table:table-cell>
          <table:table-cell office:value-type="float" office:value="131828" calcext:value-type="float">
            <text:p>131828</text:p>
          </table:table-cell>
          <table:table-cell office:value-type="float" office:value="31317" calcext:value-type="float">
            <text:p>31317</text:p>
          </table:table-cell>
          <table:table-cell office:value-type="float" office:value="52013" calcext:value-type="float">
            <text:p>52013</text:p>
          </table:table-cell>
          <table:table-cell office:value-type="float" office:value="101810" calcext:value-type="float">
            <text:p>101810</text:p>
          </table:table-cell>
        </table:table-row>
        <table:table-row table:style-name="ro1">
          <table:table-cell office:value-type="date" office:date-value="2020-04-01" calcext:value-type="date">
            <text:p>April 20</text:p>
          </table:table-cell>
          <table:table-cell office:value-type="float" office:value="33429" calcext:value-type="float">
            <text:p>33429</text:p>
          </table:table-cell>
          <table:table-cell office:value-type="float" office:value="343" calcext:value-type="float">
            <text:p>343</text:p>
          </table:table-cell>
          <table:table-cell office:value-type="float" office:value="526371" calcext:value-type="float">
            <text:p>526371</text:p>
          </table:table-cell>
          <table:table-cell office:value-type="float" office:value="407311" calcext:value-type="float">
            <text:p>407311</text:p>
          </table:table-cell>
          <table:table-cell office:value-type="float" office:value="233692" calcext:value-type="float">
            <text:p>233692</text:p>
          </table:table-cell>
          <table:table-cell office:value-type="float" office:value="443809" calcext:value-type="float">
            <text:p>443809</text:p>
          </table:table-cell>
          <table:table-cell office:value-type="float" office:value="5786" calcext:value-type="float">
            <text:p>5786</text:p>
          </table:table-cell>
          <table:table-cell table:number-columns-repeated="2"/>
          <table:table-cell office:value-type="float" office:value="2051" calcext:value-type="float">
            <text:p>2051</text:p>
          </table:table-cell>
          <table:table-cell table:number-columns-repeated="2"/>
          <table:table-cell office:value-type="float" office:value="9713" calcext:value-type="float">
            <text:p>9713</text:p>
          </table:table-cell>
          <table:table-cell office:value-type="float" office:value="21179" calcext:value-type="float">
            <text:p>21179</text:p>
          </table:table-cell>
          <table:table-cell office:value-type="float" office:value="125301" calcext:value-type="float">
            <text:p>125301</text:p>
          </table:table-cell>
          <table:table-cell office:value-type="float" office:value="36037" calcext:value-type="float">
            <text:p>36037</text:p>
          </table:table-cell>
          <table:table-cell office:value-type="float" office:value="52244" calcext:value-type="float">
            <text:p>52244</text:p>
          </table:table-cell>
          <table:table-cell office:value-type="float" office:value="102368" calcext:value-type="float">
            <text:p>102368</text:p>
          </table:table-cell>
        </table:table-row>
        <table:table-row table:style-name="ro1">
          <table:table-cell office:value-type="date" office:date-value="2020-05-01" calcext:value-type="date">
            <text:p>May 20</text:p>
          </table:table-cell>
          <table:table-cell office:value-type="float" office:value="48528" calcext:value-type="float">
            <text:p>48528</text:p>
          </table:table-cell>
          <table:table-cell office:value-type="float" office:value="2134" calcext:value-type="float">
            <text:p>2134</text:p>
          </table:table-cell>
          <table:table-cell office:value-type="float" office:value="788325" calcext:value-type="float">
            <text:p>788325</text:p>
          </table:table-cell>
          <table:table-cell office:value-type="float" office:value="496310" calcext:value-type="float">
            <text:p>496310</text:p>
          </table:table-cell>
          <table:table-cell office:value-type="float" office:value="207994" calcext:value-type="float">
            <text:p>207994</text:p>
          </table:table-cell>
          <table:table-cell office:value-type="float" office:value="206233" calcext:value-type="float">
            <text:p>206233</text:p>
          </table:table-cell>
          <table:table-cell office:value-type="float" office:value="7387" calcext:value-type="float">
            <text:p>7387</text:p>
          </table:table-cell>
          <table:table-cell table:number-columns-repeated="2"/>
          <table:table-cell office:value-type="float" office:value="3150" calcext:value-type="float">
            <text:p>3150</text:p>
          </table:table-cell>
          <table:table-cell table:number-columns-repeated="2"/>
          <table:table-cell office:value-type="float" office:value="11633" calcext:value-type="float">
            <text:p>11633</text:p>
          </table:table-cell>
          <table:table-cell office:value-type="float" office:value="26183" calcext:value-type="float">
            <text:p>26183</text:p>
          </table:table-cell>
          <table:table-cell office:value-type="float" office:value="123890" calcext:value-type="float">
            <text:p>123890</text:p>
          </table:table-cell>
          <table:table-cell office:value-type="float" office:value="27286" calcext:value-type="float">
            <text:p>27286</text:p>
          </table:table-cell>
          <table:table-cell office:value-type="float" office:value="71563" calcext:value-type="float">
            <text:p>71563</text:p>
          </table:table-cell>
          <table:table-cell office:value-type="float" office:value="132615" calcext:value-type="float">
            <text:p>132615</text:p>
          </table:table-cell>
        </table:table-row>
        <table:table-row table:style-name="ro1">
          <table:table-cell office:value-type="date" office:date-value="2020-06-01" calcext:value-type="date">
            <text:p>June 20</text:p>
          </table:table-cell>
          <table:table-cell office:value-type="float" office:value="49983" calcext:value-type="float">
            <text:p>49983</text:p>
          </table:table-cell>
          <table:table-cell office:value-type="float" office:value="958" calcext:value-type="float">
            <text:p>958</text:p>
          </table:table-cell>
          <table:table-cell office:value-type="float" office:value="610752" calcext:value-type="float">
            <text:p>610752</text:p>
          </table:table-cell>
          <table:table-cell office:value-type="float" office:value="525230" calcext:value-type="float">
            <text:p>525230</text:p>
          </table:table-cell>
          <table:table-cell office:value-type="float" office:value="159125" calcext:value-type="float">
            <text:p>159125</text:p>
          </table:table-cell>
          <table:table-cell office:value-type="float" office:value="118770" calcext:value-type="float">
            <text:p>118770</text:p>
          </table:table-cell>
          <table:table-cell office:value-type="float" office:value="4173" calcext:value-type="float">
            <text:p>4173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1757" calcext:value-type="float">
            <text:p>11757</text:p>
          </table:table-cell>
          <table:table-cell office:value-type="float" office:value="12136" calcext:value-type="float">
            <text:p>12136</text:p>
          </table:table-cell>
          <table:table-cell office:value-type="float" office:value="124863" calcext:value-type="float">
            <text:p>124863</text:p>
          </table:table-cell>
          <table:table-cell office:value-type="float" office:value="17317" calcext:value-type="float">
            <text:p>17317</text:p>
          </table:table-cell>
          <table:table-cell office:value-type="float" office:value="83534" calcext:value-type="float">
            <text:p>83534</text:p>
          </table:table-cell>
          <table:table-cell office:value-type="float" office:value="163892" calcext:value-type="float">
            <text:p>163892</text:p>
          </table:table-cell>
        </table:table-row>
        <table:table-row table:style-name="ro1">
          <table:table-cell office:value-type="date" office:date-value="2020-07-01" calcext:value-type="date">
            <text:p>July 20</text:p>
          </table:table-cell>
          <table:table-cell office:value-type="float" office:value="35259" calcext:value-type="float">
            <text:p>35259</text:p>
          </table:table-cell>
          <table:table-cell office:value-type="float" office:value="468" calcext:value-type="float">
            <text:p>468</text:p>
          </table:table-cell>
          <table:table-cell office:value-type="float" office:value="757369" calcext:value-type="float">
            <text:p>757369</text:p>
          </table:table-cell>
          <table:table-cell office:value-type="float" office:value="526745" calcext:value-type="float">
            <text:p>526745</text:p>
          </table:table-cell>
          <table:table-cell office:value-type="float" office:value="142115" calcext:value-type="float">
            <text:p>142115</text:p>
          </table:table-cell>
          <table:table-cell office:value-type="float" office:value="126381" calcext:value-type="float">
            <text:p>126381</text:p>
          </table:table-cell>
          <table:table-cell office:value-type="float" office:value="12617" calcext:value-type="float">
            <text:p>12617</text:p>
          </table:table-cell>
          <table:table-cell table:number-columns-repeated="2"/>
          <table:table-cell office:value-type="float" office:value="7157" calcext:value-type="float">
            <text:p>7157</text:p>
          </table:table-cell>
          <table:table-cell table:number-columns-repeated="2"/>
          <table:table-cell office:value-type="float" office:value="13602" calcext:value-type="float">
            <text:p>13602</text:p>
          </table:table-cell>
          <table:table-cell office:value-type="float" office:value="13922" calcext:value-type="float">
            <text:p>13922</text:p>
          </table:table-cell>
          <table:table-cell office:value-type="float" office:value="266250" calcext:value-type="float">
            <text:p>266250</text:p>
          </table:table-cell>
          <table:table-cell office:value-type="float" office:value="15200" calcext:value-type="float">
            <text:p>15200</text:p>
          </table:table-cell>
          <table:table-cell office:value-type="float" office:value="41081" calcext:value-type="float">
            <text:p>41081</text:p>
          </table:table-cell>
          <table:table-cell office:value-type="float" office:value="172977" calcext:value-type="float">
            <text:p>172977</text:p>
          </table:table-cell>
        </table:table-row>
        <table:table-row table:style-name="ro1">
          <table:table-cell office:value-type="date" office:date-value="2020-08-01" calcext:value-type="date">
            <text:p>August 20</text:p>
          </table:table-cell>
          <table:table-cell office:value-type="float" office:value="52808" calcext:value-type="float">
            <text:p>52808</text:p>
          </table:table-cell>
          <table:table-cell office:value-type="float" office:value="657680" calcext:value-type="float">
            <text:p>657680</text:p>
          </table:table-cell>
          <table:table-cell office:value-type="float" office:value="489150" calcext:value-type="float">
            <text:p>489150</text:p>
          </table:table-cell>
          <table:table-cell/>
          <table:table-cell office:value-type="float" office:value="111891" calcext:value-type="float">
            <text:p>111891</text:p>
          </table:table-cell>
          <table:table-cell office:value-type="float" office:value="91501" calcext:value-type="float">
            <text:p>91501</text:p>
          </table:table-cell>
          <table:table-cell office:value-type="float" office:value="34567" calcext:value-type="float">
            <text:p>34567</text:p>
          </table:table-cell>
          <table:table-cell table:number-columns-repeated="2"/>
          <table:table-cell office:value-type="float" office:value="8472" calcext:value-type="float">
            <text:p>8472</text:p>
          </table:table-cell>
          <table:table-cell table:number-columns-repeated="2"/>
          <table:table-cell office:value-type="float" office:value="11607" calcext:value-type="float">
            <text:p>11607</text:p>
          </table:table-cell>
          <table:table-cell office:value-type="float" office:value="28349" calcext:value-type="float">
            <text:p>28349</text:p>
          </table:table-cell>
          <table:table-cell office:value-type="float" office:value="417420" calcext:value-type="float">
            <text:p>417420</text:p>
          </table:table-cell>
          <table:table-cell office:value-type="float" office:value="20871" calcext:value-type="float">
            <text:p>20871</text:p>
          </table:table-cell>
          <table:table-cell office:value-type="float" office:value="33682" calcext:value-type="float">
            <text:p>33682</text:p>
          </table:table-cell>
          <table:table-cell office:value-type="float" office:value="163668" calcext:value-type="float">
            <text:p>163668</text:p>
          </table:table-cell>
        </table:table-row>
        <table:table-row table:style-name="ro1">
          <table:table-cell office:value-type="date" office:date-value="2020-09-01" calcext:value-type="date">
            <text:p>September 20</text:p>
          </table:table-cell>
          <table:table-cell office:value-type="float" office:value="53876" calcext:value-type="float">
            <text:p>53876</text:p>
          </table:table-cell>
          <table:table-cell office:value-type="float" office:value="468120" calcext:value-type="float">
            <text:p>468120</text:p>
          </table:table-cell>
          <table:table-cell table:number-columns-repeated="2" office:value-type="float" office:value="597034" calcext:value-type="float">
            <text:p>597034</text:p>
          </table:table-cell>
          <table:table-cell office:value-type="float" office:value="50931" calcext:value-type="float">
            <text:p>50931</text:p>
          </table:table-cell>
          <table:table-cell office:value-type="float" office:value="100071" calcext:value-type="float">
            <text:p>100071</text:p>
          </table:table-cell>
          <table:table-cell office:value-type="float" office:value="14248" calcext:value-type="float">
            <text:p>14248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5416" calcext:value-type="float">
            <text:p>5416</text:p>
          </table:table-cell>
          <table:table-cell office:value-type="float" office:value="9987" calcext:value-type="float">
            <text:p>9987</text:p>
          </table:table-cell>
          <table:table-cell office:value-type="float" office:value="227488" calcext:value-type="float">
            <text:p>227488</text:p>
          </table:table-cell>
          <table:table-cell office:value-type="float" office:value="28204" calcext:value-type="float">
            <text:p>28204</text:p>
          </table:table-cell>
          <table:table-cell office:value-type="float" office:value="17107" calcext:value-type="float">
            <text:p>17107</text:p>
          </table:table-cell>
          <table:table-cell office:value-type="float" office:value="126123" calcext:value-type="float">
            <text:p>126123</text:p>
          </table:table-cell>
        </table:table-row>
      </table:table>
      <table:named-expressions>
        <table:named-range table:name="=SUM(a$1:a1)" table:base-cell-address="$Sheet1.$B$1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3">
      <number:month number:textual="true"/>
      <number:text> </number:text>
      <number:year/>
    </number:date-style>
    <number:date-style style:name="N122">
      <number:month number:style="long"/>
      <number:text> </number:text>
      <number:year/>
    </number:date-style>
    <number:date-style style:name="N121">
      <number:month number:style="long"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12:39:54.531843404</meta:creation-date>
    <dc:date>2022-06-29T10:57:53.100162745</dc:date>
    <meta:editing-duration>PT48M50S</meta:editing-duration>
    <meta:editing-cycles>13</meta:editing-cycles>
    <meta:generator>LibreOffice/7.3.4.2$Linux_X86_64 LibreOffice_project/30$Build-2</meta:generator>
    <meta:document-statistic meta:table-count="2" meta:cell-count="85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1">
      <number:month number:style="long"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 style:rotation-angle="0"/>
      <style:text-properties fo:color="#000000" fo:font-size="1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color="#000000"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5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2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overlap="2" chart:reverse-direction="false" text:line-break="false" loext:try-staggering-first="false" chart:link-data-style-to-source="true" chart:axis-position="end"/>
      <style:graphic-properties svg:stroke-color="#b3b3b3"/>
      <style:text-properties fo:color="#000000" fo:font-size="12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8c4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6.481cm" svg:height="18.409cm" xlink:href=".." xlink:type="simple" chart:class="chart:bar" chart:style-name="ch1">
        <chart:title svg:x="26.04cm" svg:y="0.504cm" chart:style-name="ch2">
          <text:p>State of the DApps</text:p>
        </chart:title>
        <chart:subtitle svg:x="23.8cm" svg:y="1.678cm" chart:style-name="ch3">
          <text:p>New DApps vs Total DApps</text:p>
        </chart:subtitle>
        <chart:legend chart:legend-position="start" svg:x="0.21cm" svg:y="8.471cm" style:legend-expansion="high" chart:style-name="ch4"/>
        <chart:plot-area chart:style-name="ch5" table:cell-range-address="Sheet1.A1:Sheet1.C87" chart:data-source-has-labels="both" svg:x="5.616cm" svg:y="3.169cm" svg:width="49.736cm" svg:height="13.891cm">
          <chart:coordinate-region svg:x="7.044cm" svg:y="3.421cm" svg:width="47.261cm" svg:height="10.432cm"/>
          <chart:axis chart:dimension="x" chart:name="primary-x" chart:style-name="ch6" chartooo:axis-type="auto">
            <chartooo:date-scale/>
            <chart:title svg:x="30.096cm" svg:y="17.428cm" chart:style-name="ch7">
              <text:p>Title</text:p>
            </chart:title>
            <chart:categories table:cell-range-address="Sheet1.A2:Sheet1.A87"/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Sheet1.B2:Sheet1.B87" chart:label-cell-address="Sheet1.B1:Sheet1.B1" chart:class="chart:bar">
            <chart:data-point chart:repeated="86"/>
          </chart:series>
          <chart:series chart:attached-axis="primary-y" chart:style-name="ch12" chart:values-cell-range-address="Sheet1.C2:Sheet1.C87" chart:label-cell-address="Sheet1.C1:Sheet1.C1" chart:class="chart:line">
            <chart:data-point chart:repeated="8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apps</text:p>
                <draw:g>
                  <svg:desc>Sheet1.B1:Sheet1.B1</svg:desc>
                </draw:g>
              </table:table-cell>
              <table:table-cell office:value-type="string">
                <text:p>Total Dapp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095">
                <text:p>42095</text:p>
                <draw:g>
                  <svg:desc>Sheet1.A2:Sheet1.A87</svg:desc>
                </draw:g>
              </table:table-cell>
              <table:table-cell office:value-type="float" office:value="24">
                <text:p>24</text:p>
                <draw:g>
                  <svg:desc>Sheet1.B2:Sheet1.B87</svg:desc>
                </draw:g>
              </table:table-cell>
              <table:table-cell office:value-type="float" office:value="24">
                <text:p>24</text:p>
                <draw:g>
                  <svg:desc>Sheet1.C2:Sheet1.C87</svg:desc>
                </draw:g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6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5">
                <text:p>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0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2">
                <text:p>2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8">
                <text:p>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3">
                <text:p>2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16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13">
                <text:p>1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1">
                <text:p>1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6">
                <text:p>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">
                <text:p>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21">
                <text:p>2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17">
                <text:p>1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16">
                <text:p>1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62">
                <text:p>6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71">
                <text:p>7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5">
                <text:p>4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65">
                <text:p>6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52">
                <text:p>5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82">
                <text:p>8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61">
                <text:p>61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47">
                <text:p>47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69">
                <text:p>6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129">
                <text:p>12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127">
                <text:p>12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100">
                <text:p>10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128">
                <text:p>12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118">
                <text:p>118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81">
                <text:p>8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95">
                <text:p>95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119">
                <text:p>119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100">
                <text:p>100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111">
                <text:p>111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162">
                <text:p>162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110">
                <text:p>11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03">
                <text:p>103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87">
                <text:p>87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4">
                <text:p>74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9">
                <text:p>59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45">
                <text:p>45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8">
                <text:p>58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8">
                <text:p>58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5">
                <text:p>55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9">
                <text:p>59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3">
                <text:p>63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2">
                <text:p>52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7">
                <text:p>67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29">
                <text:p>29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5">
                <text:p>55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1">
                <text:p>41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2">
                <text:p>3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3">
                <text:p>33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34">
                <text:p>34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3">
                <text:p>23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4">
                <text:p>3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39">
                <text:p>39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4">
                <text:p>34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1">
                <text:p>41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34">
                <text:p>3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23">
                <text:p>23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0">
                <text:p>20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28">
                <text:p>28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9">
                <text:p>19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1">
                <text:p>11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20">
                <text:p>20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42">
                <text:p>42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4">
                <text:p>44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65">
                <text:p>65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72">
                <text:p>72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63">
                <text:p>63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59">
                <text:p>59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50">
                <text:p>5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45">
                <text:p>4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49">
                <text:p>49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19">
                <text:p>19</text:p>
              </table:table-cell>
              <table:table-cell office:value-type="float" office:value="4073">
                <text:p>4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_35__20_Percent" draw:display-name="5 Percent" xlink:href="Pictures/10000000000000080000000820A1E16DA75ED138.png" xlink:type="simple" xlink:show="embed" xlink:actuate="onLoad"/>
    <draw:fill-image draw:name="Large_20_Confetti" draw:display-name="Large Confetti" xlink:href="Pictures/100000000000000800000008C133FBD18EFEA03D.png" xlink:type="simple" xlink:show="embed" xlink:actuate="onLoad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1">
      <number:month number:style="long"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4pt" style:font-size-asian="13pt" style:font-size-complex="13pt"/>
    </style:style>
    <style:style style:name="ch3" style:family="chart">
      <style:chart-properties chart:auto-position="true" style:rotation-angle="0"/>
      <style:text-properties fo:color="#000000"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e9e9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6f00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6d4c4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465a4" draw:fill-image-name="Large_20_Confetti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c4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212121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2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27" style:family="chart" style:data-style-name="N0">
      <style:chart-properties chart:link-data-style-to-source="true"/>
      <style:graphic-properties draw:stroke="none" draw:fill-color="#cddc39" dr3d:edge-rounding="5%"/>
      <style:text-properties fo:font-size="10pt" style:font-size-asian="10pt" style:font-size-complex="10pt"/>
    </style:style>
    <style:style style:name="ch2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41.052cm" svg:height="17.611cm" xlink:href=".." xlink:type="simple" chart:class="chart:bar" chart:style-name="ch1">
        <chart:title svg:x="18.055cm" svg:y="0.487cm" chart:style-name="ch2">
          <text:p>State of the DApps</text:p>
        </chart:title>
        <chart:subtitle svg:x="16.289cm" svg:y="1.719cm" chart:style-name="ch3">
          <text:p>Ethereum DApp Activity by Category</text:p>
        </chart:subtitle>
        <chart:legend chart:legend-position="end" svg:x="37.377cm" svg:y="3.319cm" style:legend-expansion="high" chart:style-name="ch4"/>
        <chart:plot-area chart:style-name="ch5" table:cell-range-address="Sheet2.A1:Sheet2.S34" chart:data-source-has-labels="both" svg:x="1.98cm" svg:y="2.876cm" svg:width="34.576cm" svg:height="14.383cm">
          <chart:coordinate-region svg:x="3.713cm" svg:y="3.075cm" svg:width="32.843cm" svg:height="11.951cm"/>
          <chart:axis chart:dimension="x" chart:name="primary-x" chart:style-name="ch6" chartooo:axis-type="auto">
            <chartooo:date-scale/>
            <chart:categories table:cell-range-address="Sheet2.A2:Sheet2.A34"/>
          </chart:axis>
          <chart:axis chart:dimension="y" chart:name="primary-y" chart:style-name="ch7">
            <chart:title svg:x="0.451cm" svg:y="11.407cm" chart:style-name="ch8">
              <text:p>Transaction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2.B2:Sheet2.B34" chart:label-cell-address="Sheet2.B1:Sheet2.B1" chart:class="chart:bar">
            <chart:data-point chart:repeated="33"/>
          </chart:series>
          <chart:series chart:attached-axis="primary-y" chart:style-name="ch12" chart:values-cell-range-address="Sheet2.C2:Sheet2.C34" chart:label-cell-address="Sheet2.C1:Sheet2.C1" chart:class="chart:bar">
            <chart:data-point chart:repeated="31"/>
            <chart:data-point chart:style-name="ch13" chart:repeated="2"/>
          </chart:series>
          <chart:series chart:attached-axis="primary-y" chart:style-name="ch14" chart:values-cell-range-address="Sheet2.D2:Sheet2.D34" chart:label-cell-address="Sheet2.D1:Sheet2.D1" chart:class="chart:bar">
            <chart:data-point chart:repeated="33"/>
          </chart:series>
          <chart:series chart:attached-axis="primary-y" chart:style-name="ch15" chart:values-cell-range-address="Sheet2.E2:Sheet2.E34" chart:label-cell-address="Sheet2.E1:Sheet2.E1" chart:class="chart:bar">
            <chart:data-point chart:repeated="32"/>
            <chart:data-point chart:style-name="ch13"/>
          </chart:series>
          <chart:series chart:attached-axis="primary-y" chart:style-name="ch16" chart:values-cell-range-address="Sheet2.F2:Sheet2.F34" chart:label-cell-address="Sheet2.F1:Sheet2.F1" chart:class="chart:bar">
            <chart:data-point chart:repeated="32"/>
            <chart:data-point chart:style-name="ch13"/>
          </chart:series>
          <chart:series chart:attached-axis="primary-y" chart:style-name="ch17" chart:values-cell-range-address="Sheet2.G2:Sheet2.G34" chart:label-cell-address="Sheet2.G1:Sheet2.G1" chart:class="chart:bar">
            <chart:data-point chart:repeated="23"/>
            <chart:data-point chart:style-name="ch13"/>
            <chart:data-point chart:repeated="9"/>
          </chart:series>
          <chart:series chart:attached-axis="primary-y" chart:style-name="ch18" chart:values-cell-range-address="Sheet2.H2:Sheet2.H34" chart:label-cell-address="Sheet2.H1:Sheet2.H1" chart:class="chart:bar">
            <chart:data-point chart:repeated="33"/>
          </chart:series>
          <chart:series chart:attached-axis="primary-y" chart:style-name="ch19" chart:values-cell-range-address="Sheet2.I2:Sheet2.I34" chart:label-cell-address="Sheet2.I1:Sheet2.I1" chart:class="chart:bar">
            <chart:data-point chart:repeated="33"/>
          </chart:series>
          <chart:series chart:attached-axis="primary-y" chart:style-name="ch20" chart:values-cell-range-address="Sheet2.J2:Sheet2.J34" chart:label-cell-address="Sheet2.J1:Sheet2.J1" chart:class="chart:bar">
            <chart:data-point chart:repeated="33"/>
          </chart:series>
          <chart:series chart:attached-axis="primary-y" chart:style-name="ch21" chart:values-cell-range-address="Sheet2.K2:Sheet2.K34" chart:label-cell-address="Sheet2.K1:Sheet2.K1" chart:class="chart:bar">
            <chart:data-point chart:repeated="33"/>
          </chart:series>
          <chart:series chart:attached-axis="primary-y" chart:style-name="ch22" chart:values-cell-range-address="Sheet2.L2:Sheet2.L34" chart:label-cell-address="Sheet2.L1:Sheet2.L1" chart:class="chart:bar">
            <chart:data-point chart:repeated="33"/>
          </chart:series>
          <chart:series chart:attached-axis="primary-y" chart:style-name="ch23" chart:values-cell-range-address="Sheet2.M2:Sheet2.M34" chart:label-cell-address="Sheet2.M1:Sheet2.M1" chart:class="chart:bar">
            <chart:data-point chart:repeated="33"/>
          </chart:series>
          <chart:series chart:attached-axis="primary-y" chart:style-name="ch24" chart:values-cell-range-address="Sheet2.N2:Sheet2.N34" chart:label-cell-address="Sheet2.N1:Sheet2.N1" chart:class="chart:bar">
            <chart:data-point chart:repeated="33"/>
          </chart:series>
          <chart:series chart:attached-axis="primary-y" chart:style-name="ch25" chart:values-cell-range-address="Sheet2.O2:Sheet2.O34" chart:label-cell-address="Sheet2.O1:Sheet2.O1" chart:class="chart:bar">
            <chart:data-point chart:repeated="33"/>
          </chart:series>
          <chart:series chart:attached-axis="primary-y" chart:style-name="ch14" chart:values-cell-range-address="Sheet2.P2:Sheet2.P34" chart:label-cell-address="Sheet2.P1:Sheet2.P1" chart:class="chart:bar">
            <chart:data-point chart:repeated="33"/>
          </chart:series>
          <chart:series chart:attached-axis="primary-y" chart:style-name="ch26" chart:values-cell-range-address="Sheet2.Q2:Sheet2.Q34" chart:label-cell-address="Sheet2.Q1:Sheet2.Q1" chart:class="chart:bar">
            <chart:data-point chart:repeated="33"/>
          </chart:series>
          <chart:series chart:attached-axis="primary-y" chart:style-name="ch27" chart:values-cell-range-address="Sheet2.R2:Sheet2.R34" chart:label-cell-address="Sheet2.R1:Sheet2.R1" chart:class="chart:bar">
            <chart:data-point chart:repeated="33"/>
          </chart:series>
          <chart:series chart:attached-axis="primary-y" chart:style-name="ch28" chart:values-cell-range-address="Sheet2.S2:Sheet2.S34" chart:label-cell-address="Sheet2.S1:Sheet2.S1" chart:class="chart:bar">
            <chart:data-point chart:repeated="33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ment</text:p>
                <draw:g>
                  <svg:desc>Sheet2.B1:Sheet2.B1</svg:desc>
                </draw:g>
              </table:table-cell>
              <table:table-cell office:value-type="string">
                <text:p>Energy</text:p>
                <draw:g>
                  <svg:desc>Sheet2.C1:Sheet2.C1</svg:desc>
                </draw:g>
              </table:table-cell>
              <table:table-cell office:value-type="string">
                <text:p>Exchanges</text:p>
                <draw:g>
                  <svg:desc>Sheet2.D1:Sheet2.D1</svg:desc>
                </draw:g>
              </table:table-cell>
              <table:table-cell office:value-type="string">
                <text:p>Finance</text:p>
                <draw:g>
                  <svg:desc>Sheet2.E1:Sheet2.E1</svg:desc>
                </draw:g>
              </table:table-cell>
              <table:table-cell office:value-type="string">
                <text:p>Gambling</text:p>
                <draw:g>
                  <svg:desc>Sheet2.F1:Sheet2.F1</svg:desc>
                </draw:g>
              </table:table-cell>
              <table:table-cell office:value-type="string">
                <text:p>Games</text:p>
                <draw:g>
                  <svg:desc>Sheet2.G1:Sheet2.G1</svg:desc>
                </draw:g>
              </table:table-cell>
              <table:table-cell office:value-type="string">
                <text:p>Governance</text:p>
                <draw:g>
                  <svg:desc>Sheet2.H1:Sheet2.H1</svg:desc>
                </draw:g>
              </table:table-cell>
              <table:table-cell office:value-type="string">
                <text:p>Health</text:p>
                <draw:g>
                  <svg:desc>Sheet2.I1:Sheet2.I1</svg:desc>
                </draw:g>
              </table:table-cell>
              <table:table-cell office:value-type="string">
                <text:p>High-Risk</text:p>
                <draw:g>
                  <svg:desc>Sheet2.J1:Sheet2.J1</svg:desc>
                </draw:g>
              </table:table-cell>
              <table:table-cell office:value-type="string">
                <text:p>Identity</text:p>
                <draw:g>
                  <svg:desc>Sheet2.K1:Sheet2.K1</svg:desc>
                </draw:g>
              </table:table-cell>
              <table:table-cell office:value-type="string">
                <text:p>Insurance</text:p>
                <draw:g>
                  <svg:desc>Sheet2.L1:Sheet2.L1</svg:desc>
                </draw:g>
              </table:table-cell>
              <table:table-cell office:value-type="string">
                <text:p>Marketplaces</text:p>
                <draw:g>
                  <svg:desc>Sheet2.M1:Sheet2.M1</svg:desc>
                </draw:g>
              </table:table-cell>
              <table:table-cell office:value-type="string">
                <text:p>Media</text:p>
                <draw:g>
                  <svg:desc>Sheet2.N1:Sheet2.N1</svg:desc>
                </draw:g>
              </table:table-cell>
              <table:table-cell office:value-type="string">
                <text:p>Property</text:p>
                <draw:g>
                  <svg:desc>Sheet2.O1:Sheet2.O1</svg:desc>
                </draw:g>
              </table:table-cell>
              <table:table-cell office:value-type="string">
                <text:p>Security</text:p>
                <draw:g>
                  <svg:desc>Sheet2.P1:Sheet2.P1</svg:desc>
                </draw:g>
              </table:table-cell>
              <table:table-cell office:value-type="string">
                <text:p>Social</text:p>
                <draw:g>
                  <svg:desc>Sheet2.Q1:Sheet2.Q1</svg:desc>
                </draw:g>
              </table:table-cell>
              <table:table-cell office:value-type="string">
                <text:p>Storage</text:p>
                <draw:g>
                  <svg:desc>Sheet2.R1:Sheet2.R1</svg:desc>
                </draw:g>
              </table:table-cell>
              <table:table-cell office:value-type="string">
                <text:p>Wallet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float" office:value="43101">
                <text:p>43101</text:p>
                <draw:g>
                  <svg:desc>Sheet2.A2:Sheet2.A34</svg:desc>
                </draw:g>
              </table:table-cell>
              <table:table-cell office:value-type="float" office:value="71963">
                <text:p>71963</text:p>
                <draw:g>
                  <svg:desc>Sheet2.B2:Sheet2.B34</svg:desc>
                </draw:g>
              </table:table-cell>
              <table:table-cell office:value-type="float" office:value="3160">
                <text:p>3160</text:p>
                <draw:g>
                  <svg:desc>Sheet2.C2:Sheet2.C34</svg:desc>
                </draw:g>
              </table:table-cell>
              <table:table-cell office:value-type="float" office:value="799028">
                <text:p>799028</text:p>
                <draw:g>
                  <svg:desc>Sheet2.D2:Sheet2.D34</svg:desc>
                </draw:g>
              </table:table-cell>
              <table:table-cell office:value-type="float" office:value="130606">
                <text:p>130606</text:p>
                <draw:g>
                  <svg:desc>Sheet2.E2:Sheet2.E34</svg:desc>
                </draw:g>
              </table:table-cell>
              <table:table-cell office:value-type="float" office:value="32092">
                <text:p>32092</text:p>
                <draw:g>
                  <svg:desc>Sheet2.F2:Sheet2.F34</svg:desc>
                </draw:g>
              </table:table-cell>
              <table:table-cell office:value-type="float" office:value="270344">
                <text:p>270344</text:p>
                <draw:g>
                  <svg:desc>Sheet2.G2:Sheet2.G34</svg:desc>
                </draw:g>
              </table:table-cell>
              <table:table-cell office:value-type="float" office:value="38974">
                <text:p>38974</text:p>
                <draw:g>
                  <svg:desc>Sheet2.H2:Sheet2.H34</svg:desc>
                </draw:g>
              </table:table-cell>
              <table:table-cell office:value-type="float" office:value="4">
                <text:p>4</text:p>
                <draw:g>
                  <svg:desc>Sheet2.I2:Sheet2.I34</svg:desc>
                </draw:g>
              </table:table-cell>
              <table:table-cell office:value-type="float" office:value="1">
                <text:p>1</text:p>
                <draw:g>
                  <svg:desc>Sheet2.J2:Sheet2.J34</svg:desc>
                </draw:g>
              </table:table-cell>
              <table:table-cell office:value-type="float" office:value="10312">
                <text:p>10312</text:p>
                <draw:g>
                  <svg:desc>Sheet2.K2:Sheet2.K34</svg:desc>
                </draw:g>
              </table:table-cell>
              <table:table-cell office:value-type="float" office:value="1243">
                <text:p>1243</text:p>
                <draw:g>
                  <svg:desc>Sheet2.L2:Sheet2.L34</svg:desc>
                </draw:g>
              </table:table-cell>
              <table:table-cell office:value-type="float" office:value="21340">
                <text:p>21340</text:p>
                <draw:g>
                  <svg:desc>Sheet2.M2:Sheet2.M34</svg:desc>
                </draw:g>
              </table:table-cell>
              <table:table-cell office:value-type="float" office:value="21290">
                <text:p>21290</text:p>
                <draw:g>
                  <svg:desc>Sheet2.N2:Sheet2.N34</svg:desc>
                </draw:g>
              </table:table-cell>
              <table:table-cell office:value-type="float" office:value="13913">
                <text:p>13913</text:p>
                <draw:g>
                  <svg:desc>Sheet2.O2:Sheet2.O34</svg:desc>
                </draw:g>
              </table:table-cell>
              <table:table-cell office:value-type="float" office:value="99424">
                <text:p>99424</text:p>
                <draw:g>
                  <svg:desc>Sheet2.P2:Sheet2.P34</svg:desc>
                </draw:g>
              </table:table-cell>
              <table:table-cell office:value-type="float" office:value="12920">
                <text:p>12920</text:p>
                <draw:g>
                  <svg:desc>Sheet2.Q2:Sheet2.Q34</svg:desc>
                </draw:g>
              </table:table-cell>
              <table:table-cell office:value-type="float" office:value="11696">
                <text:p>11696</text:p>
                <draw:g>
                  <svg:desc>Sheet2.R2:Sheet2.R34</svg:desc>
                </draw:g>
              </table:table-cell>
              <table:table-cell office:value-type="float" office:value="1262908">
                <text:p>1262908</text:p>
                <draw:g>
                  <svg:desc>Sheet2.S2:Sheet2.S34</svg:desc>
                </draw:g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7426">
                <text:p>7426</text:p>
              </table:table-cell>
              <table:table-cell office:value-type="float" office:value="1">
                <text:p>1</text:p>
              </table:table-cell>
              <table:table-cell office:value-type="float" office:value="488620">
                <text:p>488620</text:p>
              </table:table-cell>
              <table:table-cell office:value-type="float" office:value="24688">
                <text:p>24688</text:p>
              </table:table-cell>
              <table:table-cell office:value-type="float" office:value="9769">
                <text:p>9769</text:p>
              </table:table-cell>
              <table:table-cell office:value-type="float" office:value="422142">
                <text:p>422142</text:p>
              </table:table-cell>
              <table:table-cell office:value-type="float" office:value="11744">
                <text:p>1174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5783">
                <text:p>15783</text:p>
              </table:table-cell>
              <table:table-cell office:value-type="float" office:value="39">
                <text:p>39</text:p>
              </table:table-cell>
              <table:table-cell office:value-type="float" office:value="89079">
                <text:p>89079</text:p>
              </table:table-cell>
              <table:table-cell office:value-type="float" office:value="6042">
                <text:p>6042</text:p>
              </table:table-cell>
              <table:table-cell office:value-type="float" office:value="2463">
                <text:p>2463</text:p>
              </table:table-cell>
              <table:table-cell office:value-type="float" office:value="12038">
                <text:p>12038</text:p>
              </table:table-cell>
              <table:table-cell office:value-type="float" office:value="534">
                <text:p>534</text:p>
              </table:table-cell>
              <table:table-cell office:value-type="float" office:value="7404">
                <text:p>7404</text:p>
              </table:table-cell>
              <table:table-cell office:value-type="float" office:value="840232">
                <text:p>84023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5696">
                <text:p>5696</text:p>
              </table:table-cell>
              <table:table-cell office:value-type="float" office:value="2">
                <text:p>2</text:p>
              </table:table-cell>
              <table:table-cell office:value-type="float" office:value="641370">
                <text:p>641370</text:p>
              </table:table-cell>
              <table:table-cell office:value-type="float" office:value="14884">
                <text:p>14884</text:p>
              </table:table-cell>
              <table:table-cell office:value-type="float" office:value="46214">
                <text:p>46214</text:p>
              </table:table-cell>
              <table:table-cell office:value-type="float" office:value="494472">
                <text:p>494472</text:p>
              </table:table-cell>
              <table:table-cell office:value-type="float" office:value="4615">
                <text:p>461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25781">
                <text:p>25781</text:p>
              </table:table-cell>
              <table:table-cell office:value-type="float" office:value="29">
                <text:p>29</text:p>
              </table:table-cell>
              <table:table-cell office:value-type="float" office:value="217653">
                <text:p>217653</text:p>
              </table:table-cell>
              <table:table-cell office:value-type="float" office:value="4845">
                <text:p>4845</text:p>
              </table:table-cell>
              <table:table-cell office:value-type="float" office:value="4343">
                <text:p>4343</text:p>
              </table:table-cell>
              <table:table-cell office:value-type="float" office:value="12314">
                <text:p>12314</text:p>
              </table:table-cell>
              <table:table-cell office:value-type="float" office:value="1000">
                <text:p>1000</text:p>
              </table:table-cell>
              <table:table-cell office:value-type="float" office:value="13892">
                <text:p>13892</text:p>
              </table:table-cell>
              <table:table-cell office:value-type="float" office:value="515067">
                <text:p>515067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314">
                <text:p>6314</text:p>
              </table:table-cell>
              <table:table-cell office:value-type="float" office:value="18">
                <text:p>18</text:p>
              </table:table-cell>
              <table:table-cell office:value-type="float" office:value="681844">
                <text:p>681844</text:p>
              </table:table-cell>
              <table:table-cell office:value-type="float" office:value="22008">
                <text:p>22008</text:p>
              </table:table-cell>
              <table:table-cell office:value-type="float" office:value="179337">
                <text:p>179337</text:p>
              </table:table-cell>
              <table:table-cell office:value-type="float" office:value="615098">
                <text:p>615098</text:p>
              </table:table-cell>
              <table:table-cell office:value-type="float" office:value="9914">
                <text:p>9914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0309">
                <text:p>30309</text:p>
              </table:table-cell>
              <table:table-cell office:value-type="float" office:value="36">
                <text:p>36</text:p>
              </table:table-cell>
              <table:table-cell office:value-type="float" office:value="317416">
                <text:p>317416</text:p>
              </table:table-cell>
              <table:table-cell office:value-type="float" office:value="14400">
                <text:p>14400</text:p>
              </table:table-cell>
              <table:table-cell office:value-type="float" office:value="5241">
                <text:p>5241</text:p>
              </table:table-cell>
              <table:table-cell office:value-type="float" office:value="11376">
                <text:p>11376</text:p>
              </table:table-cell>
              <table:table-cell office:value-type="float" office:value="646">
                <text:p>646</text:p>
              </table:table-cell>
              <table:table-cell office:value-type="float" office:value="13695">
                <text:p>13695</text:p>
              </table:table-cell>
              <table:table-cell office:value-type="float" office:value="495542">
                <text:p>495542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69392">
                <text:p>69392</text:p>
              </table:table-cell>
              <table:table-cell office:value-type="float" office:value="6">
                <text:p>6</text:p>
              </table:table-cell>
              <table:table-cell office:value-type="float" office:value="1070414">
                <text:p>1070414</text:p>
              </table:table-cell>
              <table:table-cell office:value-type="float" office:value="78532">
                <text:p>78532</text:p>
              </table:table-cell>
              <table:table-cell office:value-type="float" office:value="45415">
                <text:p>45415</text:p>
              </table:table-cell>
              <table:table-cell office:value-type="float" office:value="408252">
                <text:p>408252</text:p>
              </table:table-cell>
              <table:table-cell office:value-type="float" office:value="10411">
                <text:p>1041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33078">
                <text:p>33078</text:p>
              </table:table-cell>
              <table:table-cell office:value-type="float" office:value="151">
                <text:p>151</text:p>
              </table:table-cell>
              <table:table-cell office:value-type="float" office:value="155825">
                <text:p>155825</text:p>
              </table:table-cell>
              <table:table-cell office:value-type="float" office:value="10588">
                <text:p>10588</text:p>
              </table:table-cell>
              <table:table-cell office:value-type="float" office:value="2486">
                <text:p>2486</text:p>
              </table:table-cell>
              <table:table-cell office:value-type="float" office:value="183962">
                <text:p>183962</text:p>
              </table:table-cell>
              <table:table-cell office:value-type="float" office:value="2224">
                <text:p>2224</text:p>
              </table:table-cell>
              <table:table-cell office:value-type="float" office:value="22774">
                <text:p>22774</text:p>
              </table:table-cell>
              <table:table-cell office:value-type="float" office:value="436692">
                <text:p>436692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91976">
                <text:p>91976</text:p>
              </table:table-cell>
              <table:table-cell office:value-type="float" office:value="4">
                <text:p>4</text:p>
              </table:table-cell>
              <table:table-cell office:value-type="float" office:value="856495">
                <text:p>856495</text:p>
              </table:table-cell>
              <table:table-cell office:value-type="float" office:value="115122">
                <text:p>115122</text:p>
              </table:table-cell>
              <table:table-cell office:value-type="float" office:value="38965">
                <text:p>38965</text:p>
              </table:table-cell>
              <table:table-cell office:value-type="float" office:value="350523">
                <text:p>350523</text:p>
              </table:table-cell>
              <table:table-cell office:value-type="float" office:value="10016">
                <text:p>10016</text:p>
              </table:table-cell>
              <table:table-cell office:value-type="float" office:value="17">
                <text:p>17</text:p>
              </table:table-cell>
              <table:table-cell office:value-type="float" office:value="6979">
                <text:p>6979</text:p>
              </table:table-cell>
              <table:table-cell office:value-type="float" office:value="27582">
                <text:p>27582</text:p>
              </table:table-cell>
              <table:table-cell office:value-type="float" office:value="465">
                <text:p>465</text:p>
              </table:table-cell>
              <table:table-cell office:value-type="float" office:value="141499">
                <text:p>141499</text:p>
              </table:table-cell>
              <table:table-cell office:value-type="float" office:value="4615">
                <text:p>4615</text:p>
              </table:table-cell>
              <table:table-cell office:value-type="float" office:value="13349">
                <text:p>13349</text:p>
              </table:table-cell>
              <table:table-cell office:value-type="float" office:value="1723">
                <text:p>1723</text:p>
              </table:table-cell>
              <table:table-cell office:value-type="float" office:value="2461">
                <text:p>2461</text:p>
              </table:table-cell>
              <table:table-cell office:value-type="float" office:value="184751">
                <text:p>184751</text:p>
              </table:table-cell>
              <table:table-cell office:value-type="float" office:value="330896">
                <text:p>330896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61535">
                <text:p>61535</text:p>
              </table:table-cell>
              <table:table-cell office:value-type="float" office:value="3">
                <text:p>3</text:p>
              </table:table-cell>
              <table:table-cell office:value-type="float" office:value="508260">
                <text:p>508260</text:p>
              </table:table-cell>
              <table:table-cell office:value-type="float" office:value="62507">
                <text:p>62507</text:p>
              </table:table-cell>
              <table:table-cell office:value-type="float" office:value="390626">
                <text:p>390626</text:p>
              </table:table-cell>
              <table:table-cell office:value-type="float" office:value="268959">
                <text:p>268959</text:p>
              </table:table-cell>
              <table:table-cell office:value-type="float" office:value="6143">
                <text:p>6143</text:p>
              </table:table-cell>
              <table:table-cell office:value-type="float" office:value="1">
                <text:p>1</text:p>
              </table:table-cell>
              <table:table-cell office:value-type="float" office:value="16474">
                <text:p>16474</text:p>
              </table:table-cell>
              <table:table-cell office:value-type="float" office:value="18765">
                <text:p>18765</text:p>
              </table:table-cell>
              <table:table-cell office:value-type="float" office:value="394">
                <text:p>394</text:p>
              </table:table-cell>
              <table:table-cell office:value-type="float" office:value="128779">
                <text:p>128779</text:p>
              </table:table-cell>
              <table:table-cell office:value-type="float" office:value="5302">
                <text:p>5302</text:p>
              </table:table-cell>
              <table:table-cell office:value-type="float" office:value="9707">
                <text:p>9707</text:p>
              </table:table-cell>
              <table:table-cell office:value-type="float" office:value="378">
                <text:p>378</text:p>
              </table:table-cell>
              <table:table-cell office:value-type="float" office:value="5454">
                <text:p>5454</text:p>
              </table:table-cell>
              <table:table-cell office:value-type="float" office:value="116616">
                <text:p>116616</text:p>
              </table:table-cell>
              <table:table-cell office:value-type="float" office:value="253209">
                <text:p>253209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21078">
                <text:p>21078</text:p>
              </table:table-cell>
              <table:table-cell office:value-type="float" office:value="2">
                <text:p>2</text:p>
              </table:table-cell>
              <table:table-cell office:value-type="float" office:value="528029">
                <text:p>528029</text:p>
              </table:table-cell>
              <table:table-cell office:value-type="float" office:value="83354">
                <text:p>83354</text:p>
              </table:table-cell>
              <table:table-cell office:value-type="float" office:value="587714">
                <text:p>587714</text:p>
              </table:table-cell>
              <table:table-cell office:value-type="float" office:value="393258">
                <text:p>393258</text:p>
              </table:table-cell>
              <table:table-cell office:value-type="float" office:value="4017">
                <text:p>4017</text:p>
              </table:table-cell>
              <table:table-cell office:value-type="float" office:value="15">
                <text:p>15</text:p>
              </table:table-cell>
              <table:table-cell office:value-type="float" office:value="15354">
                <text:p>15354</text:p>
              </table:table-cell>
              <table:table-cell office:value-type="float" office:value="16273">
                <text:p>16273</text:p>
              </table:table-cell>
              <table:table-cell office:value-type="float" office:value="1062">
                <text:p>1062</text:p>
              </table:table-cell>
              <table:table-cell office:value-type="float" office:value="91268">
                <text:p>91268</text:p>
              </table:table-cell>
              <table:table-cell office:value-type="float" office:value="31310">
                <text:p>31310</text:p>
              </table:table-cell>
              <table:table-cell office:value-type="float" office:value="61444">
                <text:p>61444</text:p>
              </table:table-cell>
              <table:table-cell office:value-type="float" office:value="662">
                <text:p>662</text:p>
              </table:table-cell>
              <table:table-cell office:value-type="float" office:value="9290">
                <text:p>9290</text:p>
              </table:table-cell>
              <table:table-cell office:value-type="float" office:value="43311">
                <text:p>43311</text:p>
              </table:table-cell>
              <table:table-cell office:value-type="float" office:value="286562">
                <text:p>286562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17068">
                <text:p>17068</text:p>
              </table:table-cell>
              <table:table-cell office:value-type="float" office:value="1">
                <text:p>1</text:p>
              </table:table-cell>
              <table:table-cell office:value-type="float" office:value="617992">
                <text:p>617992</text:p>
              </table:table-cell>
              <table:table-cell office:value-type="float" office:value="67339">
                <text:p>67339</text:p>
              </table:table-cell>
              <table:table-cell office:value-type="float" office:value="426859">
                <text:p>426859</text:p>
              </table:table-cell>
              <table:table-cell office:value-type="float" office:value="621495">
                <text:p>621495</text:p>
              </table:table-cell>
              <table:table-cell office:value-type="float" office:value="4776">
                <text:p>4776</text:p>
              </table:table-cell>
              <table:table-cell office:value-type="float" office:value="35">
                <text:p>35</text:p>
              </table:table-cell>
              <table:table-cell office:value-type="float" office:value="36630">
                <text:p>36630</text:p>
              </table:table-cell>
              <table:table-cell office:value-type="float" office:value="6880">
                <text:p>6880</text:p>
              </table:table-cell>
              <table:table-cell office:value-type="float" office:value="519">
                <text:p>519</text:p>
              </table:table-cell>
              <table:table-cell office:value-type="float" office:value="121031">
                <text:p>121031</text:p>
              </table:table-cell>
              <table:table-cell office:value-type="float" office:value="34649">
                <text:p>34649</text:p>
              </table:table-cell>
              <table:table-cell office:value-type="float" office:value="11304">
                <text:p>11304</text:p>
              </table:table-cell>
              <table:table-cell office:value-type="float" office:value="363">
                <text:p>363</text:p>
              </table:table-cell>
              <table:table-cell office:value-type="float" office:value="9293">
                <text:p>9293</text:p>
              </table:table-cell>
              <table:table-cell office:value-type="float" office:value="21059">
                <text:p>21059</text:p>
              </table:table-cell>
              <table:table-cell office:value-type="float" office:value="214321">
                <text:p>214321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20401">
                <text:p>20401</text:p>
              </table:table-cell>
              <table:table-cell office:value-type="float" office:value="357">
                <text:p>357</text:p>
              </table:table-cell>
              <table:table-cell office:value-type="float" office:value="806084">
                <text:p>806084</text:p>
              </table:table-cell>
              <table:table-cell office:value-type="float" office:value="82037">
                <text:p>82037</text:p>
              </table:table-cell>
              <table:table-cell office:value-type="float" office:value="571173">
                <text:p>571173</text:p>
              </table:table-cell>
              <table:table-cell office:value-type="float" office:value="573474">
                <text:p>573474</text:p>
              </table:table-cell>
              <table:table-cell office:value-type="float" office:value="6882">
                <text:p>6882</text:p>
              </table:table-cell>
              <table:table-cell office:value-type="float" office:value="40">
                <text:p>40</text:p>
              </table:table-cell>
              <table:table-cell office:value-type="float" office:value="39509">
                <text:p>39509</text:p>
              </table:table-cell>
              <table:table-cell office:value-type="float" office:value="10207">
                <text:p>10207</text:p>
              </table:table-cell>
              <table:table-cell office:value-type="float" office:value="404">
                <text:p>404</text:p>
              </table:table-cell>
              <table:table-cell office:value-type="float" office:value="127484">
                <text:p>127484</text:p>
              </table:table-cell>
              <table:table-cell office:value-type="float" office:value="13427">
                <text:p>13427</text:p>
              </table:table-cell>
              <table:table-cell office:value-type="float" office:value="14102">
                <text:p>14102</text:p>
              </table:table-cell>
              <table:table-cell office:value-type="float" office:value="850">
                <text:p>850</text:p>
              </table:table-cell>
              <table:table-cell office:value-type="float" office:value="18142">
                <text:p>18142</text:p>
              </table:table-cell>
              <table:table-cell office:value-type="float" office:value="30919">
                <text:p>30919</text:p>
              </table:table-cell>
              <table:table-cell office:value-type="float" office:value="48524">
                <text:p>48524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12995">
                <text:p>12995</text:p>
              </table:table-cell>
              <table:table-cell office:value-type="float" office:value="961">
                <text:p>961</text:p>
              </table:table-cell>
              <table:table-cell office:value-type="float" office:value="756509">
                <text:p>756509</text:p>
              </table:table-cell>
              <table:table-cell office:value-type="float" office:value="126777">
                <text:p>126777</text:p>
              </table:table-cell>
              <table:table-cell office:value-type="float" office:value="496735">
                <text:p>496735</text:p>
              </table:table-cell>
              <table:table-cell office:value-type="float" office:value="506939">
                <text:p>506939</text:p>
              </table:table-cell>
              <table:table-cell office:value-type="float" office:value="4395">
                <text:p>4395</text:p>
              </table:table-cell>
              <table:table-cell office:value-type="float" office:value="14">
                <text:p>14</text:p>
              </table:table-cell>
              <table:table-cell office:value-type="float" office:value="83622">
                <text:p>83622</text:p>
              </table:table-cell>
              <table:table-cell office:value-type="float" office:value="71783">
                <text:p>71783</text:p>
              </table:table-cell>
              <table:table-cell office:value-type="float" office:value="508">
                <text:p>508</text:p>
              </table:table-cell>
              <table:table-cell office:value-type="float" office:value="137794">
                <text:p>137794</text:p>
              </table:table-cell>
              <table:table-cell office:value-type="float" office:value="4561">
                <text:p>4561</text:p>
              </table:table-cell>
              <table:table-cell office:value-type="float" office:value="26533">
                <text:p>26533</text:p>
              </table:table-cell>
              <table:table-cell office:value-type="float" office:value="1258">
                <text:p>1258</text:p>
              </table:table-cell>
              <table:table-cell office:value-type="float" office:value="17308">
                <text:p>17308</text:p>
              </table:table-cell>
              <table:table-cell office:value-type="float" office:value="63207">
                <text:p>63207</text:p>
              </table:table-cell>
              <table:table-cell office:value-type="float" office:value="39464">
                <text:p>39464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25263">
                <text:p>25263</text:p>
              </table:table-cell>
              <table:table-cell office:value-type="float" office:value="644">
                <text:p>644</text:p>
              </table:table-cell>
              <table:table-cell office:value-type="float" office:value="644223">
                <text:p>644223</text:p>
              </table:table-cell>
              <table:table-cell office:value-type="float" office:value="119514">
                <text:p>119514</text:p>
              </table:table-cell>
              <table:table-cell office:value-type="float" office:value="430803">
                <text:p>430803</text:p>
              </table:table-cell>
              <table:table-cell office:value-type="float" office:value="646647">
                <text:p>646647</text:p>
              </table:table-cell>
              <table:table-cell office:value-type="float" office:value="13230">
                <text:p>13230</text:p>
              </table:table-cell>
              <table:table-cell office:value-type="float" office:value="10">
                <text:p>10</text:p>
              </table:table-cell>
              <table:table-cell office:value-type="float" office:value="58658">
                <text:p>58658</text:p>
              </table:table-cell>
              <table:table-cell office:value-type="float" office:value="2100">
                <text:p>2100</text:p>
              </table:table-cell>
              <table:table-cell office:value-type="float" office:value="309">
                <text:p>309</text:p>
              </table:table-cell>
              <table:table-cell office:value-type="float" office:value="162864">
                <text:p>162864</text:p>
              </table:table-cell>
              <table:table-cell office:value-type="float" office:value="11951">
                <text:p>11951</text:p>
              </table:table-cell>
              <table:table-cell office:value-type="float" office:value="39879">
                <text:p>39879</text:p>
              </table:table-cell>
              <table:table-cell office:value-type="float" office:value="3271">
                <text:p>3271</text:p>
              </table:table-cell>
              <table:table-cell office:value-type="float" office:value="19667">
                <text:p>19667</text:p>
              </table:table-cell>
              <table:table-cell office:value-type="float" office:value="126982">
                <text:p>126982</text:p>
              </table:table-cell>
              <table:table-cell office:value-type="float" office:value="39209">
                <text:p>39209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32156">
                <text:p>32156</text:p>
              </table:table-cell>
              <table:table-cell office:value-type="float" office:value="95">
                <text:p>95</text:p>
              </table:table-cell>
              <table:table-cell office:value-type="float" office:value="504044">
                <text:p>504044</text:p>
              </table:table-cell>
              <table:table-cell office:value-type="float" office:value="112666">
                <text:p>112666</text:p>
              </table:table-cell>
              <table:table-cell office:value-type="float" office:value="436641">
                <text:p>436641</text:p>
              </table:table-cell>
              <table:table-cell office:value-type="float" office:value="696875">
                <text:p>696875</text:p>
              </table:table-cell>
              <table:table-cell office:value-type="float" office:value="153000">
                <text:p>153000</text:p>
              </table:table-cell>
              <table:table-cell office:value-type="float" office:value="17">
                <text:p>17</text:p>
              </table:table-cell>
              <table:table-cell office:value-type="float" office:value="16959">
                <text:p>16959</text:p>
              </table:table-cell>
              <table:table-cell office:value-type="float" office:value="4106">
                <text:p>4106</text:p>
              </table:table-cell>
              <table:table-cell office:value-type="float" office:value="344">
                <text:p>344</text:p>
              </table:table-cell>
              <table:table-cell office:value-type="float" office:value="153837">
                <text:p>153837</text:p>
              </table:table-cell>
              <table:table-cell office:value-type="float" office:value="24239">
                <text:p>24239</text:p>
              </table:table-cell>
              <table:table-cell office:value-type="float" office:value="59325">
                <text:p>59325</text:p>
              </table:table-cell>
              <table:table-cell office:value-type="float" office:value="11734">
                <text:p>11734</text:p>
              </table:table-cell>
              <table:table-cell office:value-type="float" office:value="26561">
                <text:p>26561</text:p>
              </table:table-cell>
              <table:table-cell office:value-type="float" office:value="21237">
                <text:p>21237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31418">
                <text:p>31418</text:p>
              </table:table-cell>
              <table:table-cell office:value-type="float" office:value="204">
                <text:p>204</text:p>
              </table:table-cell>
              <table:table-cell office:value-type="float" office:value="556675">
                <text:p>556675</text:p>
              </table:table-cell>
              <table:table-cell office:value-type="float" office:value="170225">
                <text:p>170225</text:p>
              </table:table-cell>
              <table:table-cell office:value-type="float" office:value="340068">
                <text:p>340068</text:p>
              </table:table-cell>
              <table:table-cell office:value-type="float" office:value="553915">
                <text:p>553915</text:p>
              </table:table-cell>
              <table:table-cell office:value-type="float" office:value="6625">
                <text:p>6625</text:p>
              </table:table-cell>
              <table:table-cell office:value-type="float" office:value="14">
                <text:p>14</text:p>
              </table:table-cell>
              <table:table-cell office:value-type="float" office:value="18167">
                <text:p>18167</text:p>
              </table:table-cell>
              <table:table-cell office:value-type="float" office:value="2700">
                <text:p>2700</text:p>
              </table:table-cell>
              <table:table-cell office:value-type="float" office:value="242">
                <text:p>242</text:p>
              </table:table-cell>
              <table:table-cell office:value-type="float" office:value="130600">
                <text:p>130600</text:p>
              </table:table-cell>
              <table:table-cell office:value-type="float" office:value="34377">
                <text:p>34377</text:p>
              </table:table-cell>
              <table:table-cell office:value-type="float" office:value="48610">
                <text:p>48610</text:p>
              </table:table-cell>
              <table:table-cell office:value-type="float" office:value="7186">
                <text:p>7186</text:p>
              </table:table-cell>
              <table:table-cell office:value-type="float" office:value="18425">
                <text:p>18425</text:p>
              </table:table-cell>
              <table:table-cell office:value-type="float" office:value="31552">
                <text:p>31552</text:p>
              </table:table-cell>
              <table:table-cell office:value-type="float" office:value="63519">
                <text:p>63519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42364">
                <text:p>42364</text:p>
              </table:table-cell>
              <table:table-cell office:value-type="float" office:value="216">
                <text:p>216</text:p>
              </table:table-cell>
              <table:table-cell office:value-type="float" office:value="695751">
                <text:p>695751</text:p>
              </table:table-cell>
              <table:table-cell office:value-type="float" office:value="308368">
                <text:p>308368</text:p>
              </table:table-cell>
              <table:table-cell office:value-type="float" office:value="463305">
                <text:p>463305</text:p>
              </table:table-cell>
              <table:table-cell office:value-type="float" office:value="807902">
                <text:p>807902</text:p>
              </table:table-cell>
              <table:table-cell office:value-type="float" office:value="6001">
                <text:p>6001</text:p>
              </table:table-cell>
              <table:table-cell office:value-type="float" office:value="17">
                <text:p>17</text:p>
              </table:table-cell>
              <table:table-cell office:value-type="float" office:value="24038">
                <text:p>24038</text:p>
              </table:table-cell>
              <table:table-cell office:value-type="float" office:value="4997">
                <text:p>4997</text:p>
              </table:table-cell>
              <table:table-cell office:value-type="float" office:value="NaN">
                <text:p>NaN</text:p>
              </table:table-cell>
              <table:table-cell office:value-type="float" office:value="106044">
                <text:p>106044</text:p>
              </table:table-cell>
              <table:table-cell office:value-type="float" office:value="69774">
                <text:p>69774</text:p>
              </table:table-cell>
              <table:table-cell office:value-type="float" office:value="84531">
                <text:p>84531</text:p>
              </table:table-cell>
              <table:table-cell office:value-type="float" office:value="7943">
                <text:p>7943</text:p>
              </table:table-cell>
              <table:table-cell office:value-type="float" office:value="25566">
                <text:p>25566</text:p>
              </table:table-cell>
              <table:table-cell office:value-type="float" office:value="24575">
                <text:p>24575</text:p>
              </table:table-cell>
              <table:table-cell office:value-type="float" office:value="108921">
                <text:p>108921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33577">
                <text:p>33577</text:p>
              </table:table-cell>
              <table:table-cell office:value-type="float" office:value="207">
                <text:p>207</text:p>
              </table:table-cell>
              <table:table-cell office:value-type="float" office:value="712655">
                <text:p>712655</text:p>
              </table:table-cell>
              <table:table-cell office:value-type="float" office:value="219033">
                <text:p>219033</text:p>
              </table:table-cell>
              <table:table-cell office:value-type="float" office:value="452934">
                <text:p>452934</text:p>
              </table:table-cell>
              <table:table-cell office:value-type="float" office:value="515587">
                <text:p>515587</text:p>
              </table:table-cell>
              <table:table-cell office:value-type="float" office:value="8925">
                <text:p>8925</text:p>
              </table:table-cell>
              <table:table-cell office:value-type="float" office:value="10">
                <text:p>10</text:p>
              </table:table-cell>
              <table:table-cell office:value-type="float" office:value="57074">
                <text:p>57074</text:p>
              </table:table-cell>
              <table:table-cell office:value-type="float" office:value="4603">
                <text:p>4603</text:p>
              </table:table-cell>
              <table:table-cell office:value-type="float" office:value="NaN">
                <text:p>NaN</text:p>
              </table:table-cell>
              <table:table-cell office:value-type="float" office:value="92864">
                <text:p>92864</text:p>
              </table:table-cell>
              <table:table-cell office:value-type="float" office:value="118244">
                <text:p>118244</text:p>
              </table:table-cell>
              <table:table-cell office:value-type="float" office:value="58625">
                <text:p>58625</text:p>
              </table:table-cell>
              <table:table-cell office:value-type="float" office:value="6343">
                <text:p>6343</text:p>
              </table:table-cell>
              <table:table-cell office:value-type="float" office:value="38242">
                <text:p>38242</text:p>
              </table:table-cell>
              <table:table-cell office:value-type="float" office:value="18019">
                <text:p>18019</text:p>
              </table:table-cell>
              <table:table-cell office:value-type="float" office:value="121312">
                <text:p>12131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32800">
                <text:p>32800</text:p>
              </table:table-cell>
              <table:table-cell office:value-type="float" office:value="57">
                <text:p>57</text:p>
              </table:table-cell>
              <table:table-cell office:value-type="float" office:value="773331">
                <text:p>773331</text:p>
              </table:table-cell>
              <table:table-cell office:value-type="float" office:value="189259">
                <text:p>189259</text:p>
              </table:table-cell>
              <table:table-cell office:value-type="float" office:value="557280">
                <text:p>557280</text:p>
              </table:table-cell>
              <table:table-cell office:value-type="float" office:value="432929">
                <text:p>432929</text:p>
              </table:table-cell>
              <table:table-cell office:value-type="float" office:value="6517">
                <text:p>6517</text:p>
              </table:table-cell>
              <table:table-cell office:value-type="float" office:value="9">
                <text:p>9</text:p>
              </table:table-cell>
              <table:table-cell office:value-type="float" office:value="139323">
                <text:p>139323</text:p>
              </table:table-cell>
              <table:table-cell office:value-type="float" office:value="4447">
                <text:p>4447</text:p>
              </table:table-cell>
              <table:table-cell office:value-type="float" office:value="NaN">
                <text:p>NaN</text:p>
              </table:table-cell>
              <table:table-cell office:value-type="float" office:value="66990">
                <text:p>66990</text:p>
              </table:table-cell>
              <table:table-cell office:value-type="float" office:value="37877">
                <text:p>37877</text:p>
              </table:table-cell>
              <table:table-cell office:value-type="float" office:value="62240">
                <text:p>62240</text:p>
              </table:table-cell>
              <table:table-cell office:value-type="float" office:value="27909">
                <text:p>27909</text:p>
              </table:table-cell>
              <table:table-cell office:value-type="float" office:value="58824">
                <text:p>58824</text:p>
              </table:table-cell>
              <table:table-cell office:value-type="float" office:value="17321">
                <text:p>17321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37545">
                <text:p>37545</text:p>
              </table:table-cell>
              <table:table-cell office:value-type="float" office:value="54">
                <text:p>54</text:p>
              </table:table-cell>
              <table:table-cell office:value-type="float" office:value="856133">
                <text:p>856133</text:p>
              </table:table-cell>
              <table:table-cell office:value-type="float" office:value="207368">
                <text:p>207368</text:p>
              </table:table-cell>
              <table:table-cell office:value-type="float" office:value="405188">
                <text:p>405188</text:p>
              </table:table-cell>
              <table:table-cell office:value-type="float" office:value="465188">
                <text:p>465188</text:p>
              </table:table-cell>
              <table:table-cell office:value-type="float" office:value="10675">
                <text:p>10675</text:p>
              </table:table-cell>
              <table:table-cell office:value-type="float" office:value="8">
                <text:p>8</text:p>
              </table:table-cell>
              <table:table-cell office:value-type="float" office:value="180440">
                <text:p>180440</text:p>
              </table:table-cell>
              <table:table-cell office:value-type="float" office:value="5849">
                <text:p>5849</text:p>
              </table:table-cell>
              <table:table-cell office:value-type="float" office:value="NaN">
                <text:p>NaN</text:p>
              </table:table-cell>
              <table:table-cell office:value-type="float" office:value="65629">
                <text:p>65629</text:p>
              </table:table-cell>
              <table:table-cell office:value-type="float" office:value="38278">
                <text:p>38278</text:p>
              </table:table-cell>
              <table:table-cell office:value-type="float" office:value="35604">
                <text:p>35604</text:p>
              </table:table-cell>
              <table:table-cell office:value-type="float" office:value="64180">
                <text:p>64180</text:p>
              </table:table-cell>
              <table:table-cell office:value-type="float" office:value="48292">
                <text:p>48292</text:p>
              </table:table-cell>
              <table:table-cell office:value-type="float" office:value="25070">
                <text:p>25070</text:p>
              </table:table-cell>
              <table:table-cell office:value-type="float" office:value="125675">
                <text:p>125675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26757">
                <text:p>26757</text:p>
              </table:table-cell>
              <table:table-cell office:value-type="float" office:value="49">
                <text:p>49</text:p>
              </table:table-cell>
              <table:table-cell office:value-type="float" office:value="852025">
                <text:p>852025</text:p>
              </table:table-cell>
              <table:table-cell office:value-type="float" office:value="208310">
                <text:p>208310</text:p>
              </table:table-cell>
              <table:table-cell office:value-type="float" office:value="259182">
                <text:p>259182</text:p>
              </table:table-cell>
              <table:table-cell office:value-type="float" office:value="485536">
                <text:p>485536</text:p>
              </table:table-cell>
              <table:table-cell office:value-type="float" office:value="15317">
                <text:p>15317</text:p>
              </table:table-cell>
              <table:table-cell office:value-type="float" office:value="34">
                <text:p>34</text:p>
              </table:table-cell>
              <table:table-cell office:value-type="float" office:value="104896">
                <text:p>104896</text:p>
              </table:table-cell>
              <table:table-cell office:value-type="float" office:value="3612">
                <text:p>3612</text:p>
              </table:table-cell>
              <table:table-cell office:value-type="float" office:value="NaN">
                <text:p>NaN</text:p>
              </table:table-cell>
              <table:table-cell office:value-type="float" office:value="46732">
                <text:p>46732</text:p>
              </table:table-cell>
              <table:table-cell office:value-type="float" office:value="22560">
                <text:p>22560</text:p>
              </table:table-cell>
              <table:table-cell office:value-type="float" office:value="39153">
                <text:p>39153</text:p>
              </table:table-cell>
              <table:table-cell office:value-type="float" office:value="73360">
                <text:p>73360</text:p>
              </table:table-cell>
              <table:table-cell office:value-type="float" office:value="26733">
                <text:p>26733</text:p>
              </table:table-cell>
              <table:table-cell office:value-type="float" office:value="16227">
                <text:p>16227</text:p>
              </table:table-cell>
              <table:table-cell office:value-type="float" office:value="90778">
                <text:p>9077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24938">
                <text:p>24938</text:p>
              </table:table-cell>
              <table:table-cell office:value-type="float" office:value="66">
                <text:p>66</text:p>
              </table:table-cell>
              <table:table-cell office:value-type="float" office:value="540451">
                <text:p>540451</text:p>
              </table:table-cell>
              <table:table-cell office:value-type="float" office:value="297999">
                <text:p>297999</text:p>
              </table:table-cell>
              <table:table-cell office:value-type="float" office:value="290200">
                <text:p>290200</text:p>
              </table:table-cell>
              <table:table-cell office:value-type="float" office:value="484842">
                <text:p>484842</text:p>
              </table:table-cell>
              <table:table-cell office:value-type="float" office:value="7077">
                <text:p>7077</text:p>
              </table:table-cell>
              <table:table-cell office:value-type="float" office:value="8">
                <text:p>8</text:p>
              </table:table-cell>
              <table:table-cell office:value-type="float" office:value="26196">
                <text:p>26196</text:p>
              </table:table-cell>
              <table:table-cell office:value-type="float" office:value="3901">
                <text:p>3901</text:p>
              </table:table-cell>
              <table:table-cell office:value-type="float" office:value="NaN">
                <text:p>NaN</text:p>
              </table:table-cell>
              <table:table-cell office:value-type="float" office:value="60580">
                <text:p>60580</text:p>
              </table:table-cell>
              <table:table-cell office:value-type="float" office:value="18153">
                <text:p>18153</text:p>
              </table:table-cell>
              <table:table-cell office:value-type="float" office:value="35478">
                <text:p>35478</text:p>
              </table:table-cell>
              <table:table-cell office:value-type="float" office:value="52980">
                <text:p>52980</text:p>
              </table:table-cell>
              <table:table-cell office:value-type="float" office:value="23379">
                <text:p>23379</text:p>
              </table:table-cell>
              <table:table-cell office:value-type="float" office:value="15142">
                <text:p>15142</text:p>
              </table:table-cell>
              <table:table-cell office:value-type="float" office:value="78538">
                <text:p>7853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23668">
                <text:p>23668</text:p>
              </table:table-cell>
              <table:table-cell office:value-type="float" office:value="57">
                <text:p>57</text:p>
              </table:table-cell>
              <table:table-cell office:value-type="float" office:value="432591">
                <text:p>432591</text:p>
              </table:table-cell>
              <table:table-cell office:value-type="float" office:value="264950">
                <text:p>264950</text:p>
              </table:table-cell>
              <table:table-cell office:value-type="float" office:value="224403">
                <text:p>224403</text:p>
              </table:table-cell>
              <table:table-cell office:value-type="float" office:value="229434">
                <text:p>229434</text:p>
              </table:table-cell>
              <table:table-cell office:value-type="float" office:value="6394">
                <text:p>6394</text:p>
              </table:table-cell>
              <table:table-cell office:value-type="float" office:value="NaN">
                <text:p>NaN</text:p>
              </table:table-cell>
              <table:table-cell office:value-type="float" office:value="78478">
                <text:p>78478</text:p>
              </table:table-cell>
              <table:table-cell office:value-type="float" office:value="5118">
                <text:p>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62">
                <text:p>16062</text:p>
              </table:table-cell>
              <table:table-cell office:value-type="float" office:value="12447">
                <text:p>12447</text:p>
              </table:table-cell>
              <table:table-cell office:value-type="float" office:value="52525">
                <text:p>52525</text:p>
              </table:table-cell>
              <table:table-cell office:value-type="float" office:value="31452">
                <text:p>31452</text:p>
              </table:table-cell>
              <table:table-cell office:value-type="float" office:value="11488">
                <text:p>11488</text:p>
              </table:table-cell>
              <table:table-cell office:value-type="float" office:value="55858">
                <text:p>5585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32881">
                <text:p>32881</text:p>
              </table:table-cell>
              <table:table-cell office:value-type="float" office:value="337">
                <text:p>337</text:p>
              </table:table-cell>
              <table:table-cell office:value-type="float" office:value="491780">
                <text:p>491780</text:p>
              </table:table-cell>
              <table:table-cell office:value-type="float" office:value="221829">
                <text:p>221829</text:p>
              </table:table-cell>
              <table:table-cell office:value-type="float" office:value="307661">
                <text:p>307661</text:p>
              </table:table-cell>
              <table:table-cell office:value-type="float" office:value="514826">
                <text:p>514826</text:p>
              </table:table-cell>
              <table:table-cell office:value-type="float" office:value="6332">
                <text:p>6332</text:p>
              </table:table-cell>
              <table:table-cell office:value-type="float" office:value="NaN">
                <text:p>NaN</text:p>
              </table:table-cell>
              <table:table-cell office:value-type="float" office:value="343960">
                <text:p>343960</text:p>
              </table:table-cell>
              <table:table-cell office:value-type="float" office:value="3929">
                <text:p>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7">
                <text:p>13387</text:p>
              </table:table-cell>
              <table:table-cell office:value-type="float" office:value="38434">
                <text:p>38434</text:p>
              </table:table-cell>
              <table:table-cell office:value-type="float" office:value="75052">
                <text:p>75052</text:p>
              </table:table-cell>
              <table:table-cell office:value-type="float" office:value="21239">
                <text:p>21239</text:p>
              </table:table-cell>
              <table:table-cell office:value-type="float" office:value="14558">
                <text:p>14558</text:p>
              </table:table-cell>
              <table:table-cell office:value-type="float" office:value="63378">
                <text:p>6337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35325">
                <text:p>35325</text:p>
              </table:table-cell>
              <table:table-cell office:value-type="float" office:value="294">
                <text:p>294</text:p>
              </table:table-cell>
              <table:table-cell office:value-type="float" office:value="491193">
                <text:p>491193</text:p>
              </table:table-cell>
              <table:table-cell office:value-type="float" office:value="205673">
                <text:p>205673</text:p>
              </table:table-cell>
              <table:table-cell office:value-type="float" office:value="305777">
                <text:p>305777</text:p>
              </table:table-cell>
              <table:table-cell office:value-type="float" office:value="479481">
                <text:p>479481</text:p>
              </table:table-cell>
              <table:table-cell office:value-type="float" office:value="8032">
                <text:p>8032</text:p>
              </table:table-cell>
              <table:table-cell office:value-type="float" office:value="NaN">
                <text:p>NaN</text:p>
              </table:table-cell>
              <table:table-cell office:value-type="float" office:value="471074">
                <text:p>471074</text:p>
              </table:table-cell>
              <table:table-cell office:value-type="float" office:value="3814">
                <text:p>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86">
                <text:p>11386</text:p>
              </table:table-cell>
              <table:table-cell office:value-type="float" office:value="22329">
                <text:p>22329</text:p>
              </table:table-cell>
              <table:table-cell office:value-type="float" office:value="56816">
                <text:p>56816</text:p>
              </table:table-cell>
              <table:table-cell office:value-type="float" office:value="17866">
                <text:p>17866</text:p>
              </table:table-cell>
              <table:table-cell office:value-type="float" office:value="16614">
                <text:p>16614</text:p>
              </table:table-cell>
              <table:table-cell office:value-type="float" office:value="74355">
                <text:p>74355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40498">
                <text:p>140498</text:p>
              </table:table-cell>
              <table:table-cell office:value-type="float" office:value="468">
                <text:p>468</text:p>
              </table:table-cell>
              <table:table-cell office:value-type="float" office:value="440274">
                <text:p>440274</text:p>
              </table:table-cell>
              <table:table-cell office:value-type="float" office:value="261925">
                <text:p>261925</text:p>
              </table:table-cell>
              <table:table-cell office:value-type="float" office:value="229173">
                <text:p>229173</text:p>
              </table:table-cell>
              <table:table-cell office:value-type="float" office:value="544753">
                <text:p>544753</text:p>
              </table:table-cell>
              <table:table-cell office:value-type="float" office:value="5359">
                <text:p>5359</text:p>
              </table:table-cell>
              <table:table-cell office:value-type="float" office:value="NaN">
                <text:p>NaN</text:p>
              </table:table-cell>
              <table:table-cell office:value-type="float" office:value="873241">
                <text:p>873241</text:p>
              </table:table-cell>
              <table:table-cell office:value-type="float" office:value="2918">
                <text:p>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40">
                <text:p>11240</text:p>
              </table:table-cell>
              <table:table-cell office:value-type="float" office:value="11693">
                <text:p>11693</text:p>
              </table:table-cell>
              <table:table-cell office:value-type="float" office:value="46517">
                <text:p>46517</text:p>
              </table:table-cell>
              <table:table-cell office:value-type="float" office:value="12354">
                <text:p>12354</text:p>
              </table:table-cell>
              <table:table-cell office:value-type="float" office:value="16058">
                <text:p>16058</text:p>
              </table:table-cell>
              <table:table-cell office:value-type="float" office:value="62235">
                <text:p>62235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31739">
                <text:p>31739</text:p>
              </table:table-cell>
              <table:table-cell office:value-type="float" office:value="428">
                <text:p>428</text:p>
              </table:table-cell>
              <table:table-cell office:value-type="float" office:value="581293">
                <text:p>581293</text:p>
              </table:table-cell>
              <table:table-cell office:value-type="float" office:value="979762">
                <text:p>979762</text:p>
              </table:table-cell>
              <table:table-cell office:value-type="float" office:value="266175">
                <text:p>266175</text:p>
              </table:table-cell>
              <table:table-cell office:value-type="float" office:value="655072">
                <text:p>655072</text:p>
              </table:table-cell>
              <table:table-cell office:value-type="float" office:value="6428">
                <text:p>6428</text:p>
              </table:table-cell>
              <table:table-cell office:value-type="float" office:value="NaN">
                <text:p>NaN</text:p>
              </table:table-cell>
              <table:table-cell office:value-type="float" office:value="1264207">
                <text:p>1264207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67">
                <text:p>15967</text:p>
              </table:table-cell>
              <table:table-cell office:value-type="float" office:value="18868">
                <text:p>18868</text:p>
              </table:table-cell>
              <table:table-cell office:value-type="float" office:value="62889">
                <text:p>62889</text:p>
              </table:table-cell>
              <table:table-cell office:value-type="float" office:value="14453">
                <text:p>14453</text:p>
              </table:table-cell>
              <table:table-cell office:value-type="float" office:value="18423">
                <text:p>18423</text:p>
              </table:table-cell>
              <table:table-cell office:value-type="float" office:value="67351">
                <text:p>6735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49339">
                <text:p>49339</text:p>
              </table:table-cell>
              <table:table-cell office:value-type="float" office:value="773">
                <text:p>773</text:p>
              </table:table-cell>
              <table:table-cell office:value-type="float" office:value="642812">
                <text:p>642812</text:p>
              </table:table-cell>
              <table:table-cell office:value-type="float" office:value="363564">
                <text:p>363564</text:p>
              </table:table-cell>
              <table:table-cell office:value-type="float" office:value="196242">
                <text:p>196242</text:p>
              </table:table-cell>
              <table:table-cell office:value-type="float" office:value="575342">
                <text:p>575342</text:p>
              </table:table-cell>
              <table:table-cell office:value-type="float" office:value="10488">
                <text:p>10488</text:p>
              </table:table-cell>
              <table:table-cell office:value-type="float" office:value="NaN">
                <text:p>NaN</text:p>
              </table:table-cell>
              <table:table-cell office:value-type="float" office:value="757779">
                <text:p>757779</text:p>
              </table:table-cell>
              <table:table-cell office:value-type="float" office:value="4191">
                <text:p>4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04">
                <text:p>15204</text:p>
              </table:table-cell>
              <table:table-cell office:value-type="float" office:value="42225">
                <text:p>42225</text:p>
              </table:table-cell>
              <table:table-cell office:value-type="float" office:value="107518">
                <text:p>107518</text:p>
              </table:table-cell>
              <table:table-cell office:value-type="float" office:value="28693">
                <text:p>28693</text:p>
              </table:table-cell>
              <table:table-cell office:value-type="float" office:value="28103">
                <text:p>28103</text:p>
              </table:table-cell>
              <table:table-cell office:value-type="float" office:value="105068">
                <text:p>10506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6943">
                <text:p>46943</text:p>
              </table:table-cell>
              <table:table-cell office:value-type="float" office:value="463">
                <text:p>463</text:p>
              </table:table-cell>
              <table:table-cell office:value-type="float" office:value="638746">
                <text:p>638746</text:p>
              </table:table-cell>
              <table:table-cell office:value-type="float" office:value="435552">
                <text:p>435552</text:p>
              </table:table-cell>
              <table:table-cell office:value-type="float" office:value="259681">
                <text:p>259681</text:p>
              </table:table-cell>
              <table:table-cell office:value-type="float" office:value="534322">
                <text:p>534322</text:p>
              </table:table-cell>
              <table:table-cell office:value-type="float" office:value="6955">
                <text:p>6955</text:p>
              </table:table-cell>
              <table:table-cell office:value-type="float" office:value="NaN">
                <text:p>NaN</text:p>
              </table:table-cell>
              <table:table-cell office:value-type="float" office:value="229151">
                <text:p>229151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9">
                <text:p>11019</text:p>
              </table:table-cell>
              <table:table-cell office:value-type="float" office:value="25525">
                <text:p>25525</text:p>
              </table:table-cell>
              <table:table-cell office:value-type="float" office:value="131828">
                <text:p>131828</text:p>
              </table:table-cell>
              <table:table-cell office:value-type="float" office:value="31317">
                <text:p>31317</text:p>
              </table:table-cell>
              <table:table-cell office:value-type="float" office:value="52013">
                <text:p>52013</text:p>
              </table:table-cell>
              <table:table-cell office:value-type="float" office:value="101810">
                <text:p>10181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3429">
                <text:p>33429</text:p>
              </table:table-cell>
              <table:table-cell office:value-type="float" office:value="343">
                <text:p>343</text:p>
              </table:table-cell>
              <table:table-cell office:value-type="float" office:value="526371">
                <text:p>526371</text:p>
              </table:table-cell>
              <table:table-cell office:value-type="float" office:value="407311">
                <text:p>407311</text:p>
              </table:table-cell>
              <table:table-cell office:value-type="float" office:value="233692">
                <text:p>233692</text:p>
              </table:table-cell>
              <table:table-cell office:value-type="float" office:value="443809">
                <text:p>443809</text:p>
              </table:table-cell>
              <table:table-cell office:value-type="float" office:value="5786">
                <text:p>5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3">
                <text:p>9713</text:p>
              </table:table-cell>
              <table:table-cell office:value-type="float" office:value="21179">
                <text:p>21179</text:p>
              </table:table-cell>
              <table:table-cell office:value-type="float" office:value="125301">
                <text:p>125301</text:p>
              </table:table-cell>
              <table:table-cell office:value-type="float" office:value="36037">
                <text:p>36037</text:p>
              </table:table-cell>
              <table:table-cell office:value-type="float" office:value="52244">
                <text:p>52244</text:p>
              </table:table-cell>
              <table:table-cell office:value-type="float" office:value="102368">
                <text:p>10236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8528">
                <text:p>48528</text:p>
              </table:table-cell>
              <table:table-cell office:value-type="float" office:value="2134">
                <text:p>2134</text:p>
              </table:table-cell>
              <table:table-cell office:value-type="float" office:value="788325">
                <text:p>788325</text:p>
              </table:table-cell>
              <table:table-cell office:value-type="float" office:value="496310">
                <text:p>496310</text:p>
              </table:table-cell>
              <table:table-cell office:value-type="float" office:value="207994">
                <text:p>207994</text:p>
              </table:table-cell>
              <table:table-cell office:value-type="float" office:value="206233">
                <text:p>206233</text:p>
              </table:table-cell>
              <table:table-cell office:value-type="float" office:value="7387">
                <text:p>7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0">
                <text:p>3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3">
                <text:p>11633</text:p>
              </table:table-cell>
              <table:table-cell office:value-type="float" office:value="26183">
                <text:p>26183</text:p>
              </table:table-cell>
              <table:table-cell office:value-type="float" office:value="123890">
                <text:p>123890</text:p>
              </table:table-cell>
              <table:table-cell office:value-type="float" office:value="27286">
                <text:p>27286</text:p>
              </table:table-cell>
              <table:table-cell office:value-type="float" office:value="71563">
                <text:p>71563</text:p>
              </table:table-cell>
              <table:table-cell office:value-type="float" office:value="132615">
                <text:p>13261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983">
                <text:p>49983</text:p>
              </table:table-cell>
              <table:table-cell office:value-type="float" office:value="958">
                <text:p>958</text:p>
              </table:table-cell>
              <table:table-cell office:value-type="float" office:value="610752">
                <text:p>610752</text:p>
              </table:table-cell>
              <table:table-cell office:value-type="float" office:value="525230">
                <text:p>525230</text:p>
              </table:table-cell>
              <table:table-cell office:value-type="float" office:value="159125">
                <text:p>159125</text:p>
              </table:table-cell>
              <table:table-cell office:value-type="float" office:value="118770">
                <text:p>118770</text:p>
              </table:table-cell>
              <table:table-cell office:value-type="float" office:value="4173">
                <text:p>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57">
                <text:p>11757</text:p>
              </table:table-cell>
              <table:table-cell office:value-type="float" office:value="12136">
                <text:p>12136</text:p>
              </table:table-cell>
              <table:table-cell office:value-type="float" office:value="124863">
                <text:p>124863</text:p>
              </table:table-cell>
              <table:table-cell office:value-type="float" office:value="17317">
                <text:p>17317</text:p>
              </table:table-cell>
              <table:table-cell office:value-type="float" office:value="83534">
                <text:p>83534</text:p>
              </table:table-cell>
              <table:table-cell office:value-type="float" office:value="163892">
                <text:p>16389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35259">
                <text:p>35259</text:p>
              </table:table-cell>
              <table:table-cell office:value-type="float" office:value="468">
                <text:p>468</text:p>
              </table:table-cell>
              <table:table-cell office:value-type="float" office:value="757369">
                <text:p>757369</text:p>
              </table:table-cell>
              <table:table-cell office:value-type="float" office:value="526745">
                <text:p>526745</text:p>
              </table:table-cell>
              <table:table-cell office:value-type="float" office:value="142115">
                <text:p>142115</text:p>
              </table:table-cell>
              <table:table-cell office:value-type="float" office:value="126381">
                <text:p>126381</text:p>
              </table:table-cell>
              <table:table-cell office:value-type="float" office:value="12617">
                <text:p>1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7">
                <text:p>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02">
                <text:p>13602</text:p>
              </table:table-cell>
              <table:table-cell office:value-type="float" office:value="13922">
                <text:p>13922</text:p>
              </table:table-cell>
              <table:table-cell office:value-type="float" office:value="266250">
                <text:p>266250</text:p>
              </table:table-cell>
              <table:table-cell office:value-type="float" office:value="15200">
                <text:p>15200</text:p>
              </table:table-cell>
              <table:table-cell office:value-type="float" office:value="41081">
                <text:p>41081</text:p>
              </table:table-cell>
              <table:table-cell office:value-type="float" office:value="172977">
                <text:p>17297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2808">
                <text:p>52808</text:p>
              </table:table-cell>
              <table:table-cell office:value-type="float" office:value="657680">
                <text:p>657680</text:p>
              </table:table-cell>
              <table:table-cell office:value-type="float" office:value="489150">
                <text:p>489150</text:p>
              </table:table-cell>
              <table:table-cell office:value-type="float" office:value="NaN">
                <text:p>NaN</text:p>
              </table:table-cell>
              <table:table-cell office:value-type="float" office:value="111891">
                <text:p>111891</text:p>
              </table:table-cell>
              <table:table-cell office:value-type="float" office:value="91501">
                <text:p>91501</text:p>
              </table:table-cell>
              <table:table-cell office:value-type="float" office:value="34567">
                <text:p>3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2">
                <text:p>8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07">
                <text:p>11607</text:p>
              </table:table-cell>
              <table:table-cell office:value-type="float" office:value="28349">
                <text:p>28349</text:p>
              </table:table-cell>
              <table:table-cell office:value-type="float" office:value="417420">
                <text:p>417420</text:p>
              </table:table-cell>
              <table:table-cell office:value-type="float" office:value="20871">
                <text:p>20871</text:p>
              </table:table-cell>
              <table:table-cell office:value-type="float" office:value="33682">
                <text:p>33682</text:p>
              </table:table-cell>
              <table:table-cell office:value-type="float" office:value="163668">
                <text:p>16366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3876">
                <text:p>53876</text:p>
              </table:table-cell>
              <table:table-cell office:value-type="float" office:value="468120">
                <text:p>468120</text:p>
              </table:table-cell>
              <table:table-cell office:value-type="float" office:value="597034">
                <text:p>597034</text:p>
              </table:table-cell>
              <table:table-cell office:value-type="float" office:value="597034">
                <text:p>597034</text:p>
              </table:table-cell>
              <table:table-cell office:value-type="float" office:value="50931">
                <text:p>50931</text:p>
              </table:table-cell>
              <table:table-cell office:value-type="float" office:value="100071">
                <text:p>100071</text:p>
              </table:table-cell>
              <table:table-cell office:value-type="float" office:value="14248">
                <text:p>1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1">
                <text:p>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6">
                <text:p>5416</text:p>
              </table:table-cell>
              <table:table-cell office:value-type="float" office:value="9987">
                <text:p>9987</text:p>
              </table:table-cell>
              <table:table-cell office:value-type="float" office:value="227488">
                <text:p>227488</text:p>
              </table:table-cell>
              <table:table-cell office:value-type="float" office:value="28204">
                <text:p>28204</text:p>
              </table:table-cell>
              <table:table-cell office:value-type="float" office:value="17107">
                <text:p>17107</text:p>
              </table:table-cell>
              <table:table-cell office:value-type="float" office:value="126123">
                <text:p>1261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_35__20_Percent" draw:display-name="5 Percent" xlink:href="Pictures/10000000000000080000000820A1E16DA75ED138.png" xlink:type="simple" xlink:show="embed" xlink:actuate="onLoad"/>
    <draw:fill-image draw:name="Large_20_Confetti" draw:display-name="Large Confetti" xlink:href="Pictures/100000000000000800000008C133FBD18EFEA03D.png" xlink:type="simple" xlink:show="embed" xlink:actuate="onLoad"/>
    <draw:stroke-dash draw:name="Long_20_Dot" draw:display-name="Long Dot" draw:style="rect" draw:dots1="1" draw:dots1-length="100%" draw:distance="300%"/>
  </office:styles>
</office:document-styles>
</file>